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38157" officeooo:paragraph-rsid="00138157"/>
    </style:style>
    <style:style style:name="P2" style:family="paragraph" style:parent-style-name="Text_20_body">
      <style:text-properties officeooo:rsid="00138157" officeooo:paragraph-rsid="00159f17"/>
    </style:style>
    <style:style style:name="P3" style:family="paragraph" style:parent-style-name="Text_20_body">
      <style:text-properties officeooo:rsid="00159f17" officeooo:paragraph-rsid="00159f17"/>
    </style:style>
    <style:style style:name="P4" style:family="paragraph" style:parent-style-name="Text_20_body">
      <style:text-properties officeooo:rsid="0015b65a" officeooo:paragraph-rsid="0015b65a"/>
    </style:style>
    <style:style style:name="P5" style:family="paragraph" style:parent-style-name="Text_20_body">
      <style:text-properties officeooo:rsid="0016e9f5" officeooo:paragraph-rsid="0016e9f5"/>
    </style:style>
    <style:style style:name="P6" style:family="paragraph" style:parent-style-name="Text_20_body">
      <style:text-properties officeooo:rsid="00172b52" officeooo:paragraph-rsid="00172b52"/>
    </style:style>
    <style:style style:name="P7" style:family="paragraph" style:parent-style-name="Text_20_body">
      <style:text-properties officeooo:rsid="0017f00f" officeooo:paragraph-rsid="001b0a1f"/>
    </style:style>
    <style:style style:name="P8" style:family="paragraph" style:parent-style-name="Text_20_body">
      <style:text-properties officeooo:rsid="001c3e8a" officeooo:paragraph-rsid="001c3e8a"/>
    </style:style>
    <style:style style:name="P9" style:family="paragraph" style:parent-style-name="Text_20_body">
      <style:text-properties officeooo:rsid="001dd564" officeooo:paragraph-rsid="001dd564"/>
    </style:style>
    <style:style style:name="P10" style:family="paragraph" style:parent-style-name="Text_20_body">
      <style:text-properties officeooo:rsid="00233d1c" officeooo:paragraph-rsid="0023b43b"/>
    </style:style>
    <style:style style:name="P11" style:family="paragraph" style:parent-style-name="Text_20_body">
      <style:text-properties officeooo:rsid="001fbf0f" officeooo:paragraph-rsid="001fbf0f"/>
    </style:style>
    <style:style style:name="P12" style:family="paragraph" style:parent-style-name="Text_20_body">
      <style:text-properties officeooo:rsid="0023b43b" officeooo:paragraph-rsid="0023b43b"/>
    </style:style>
    <style:style style:name="P13" style:family="paragraph" style:parent-style-name="Text_20_body">
      <style:text-properties officeooo:rsid="0023b43b" officeooo:paragraph-rsid="0035d76e"/>
    </style:style>
    <style:style style:name="P14" style:family="paragraph" style:parent-style-name="Text_20_body">
      <style:text-properties officeooo:rsid="0024fb6f" officeooo:paragraph-rsid="0024fb6f"/>
    </style:style>
    <style:style style:name="P15" style:family="paragraph" style:parent-style-name="Text_20_body">
      <style:text-properties officeooo:rsid="00252cac" officeooo:paragraph-rsid="00252cac"/>
    </style:style>
    <style:style style:name="P16" style:family="paragraph" style:parent-style-name="Text_20_body">
      <style:text-properties officeooo:rsid="0027ba66" officeooo:paragraph-rsid="0027ba66"/>
    </style:style>
    <style:style style:name="P17" style:family="paragraph" style:parent-style-name="Text_20_body">
      <style:text-properties fo:language="de" fo:country="DE" officeooo:paragraph-rsid="0027ba66"/>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Subtitle">
      <style:text-properties officeooo:paragraph-rsid="001090ba"/>
    </style:style>
    <style:style style:name="P21" style:family="paragraph" style:parent-style-name="Subtitle">
      <style:text-properties officeooo:rsid="001090ba" officeooo:paragraph-rsid="001090ba"/>
    </style:style>
    <style:style style:name="P22" style:family="paragraph" style:parent-style-name="Heading_20_3">
      <style:text-properties officeooo:paragraph-rsid="003c1a97"/>
    </style:style>
    <style:style style:name="P23" style:family="paragraph" style:parent-style-name="Heading_20_3">
      <style:paragraph-properties fo:break-before="page"/>
      <style:text-properties officeooo:paragraph-rsid="003c1a97"/>
    </style:style>
    <style:style style:name="P24" style:family="paragraph" style:parent-style-name="Heading_20_3" style:list-style-name="">
      <style:text-properties officeooo:paragraph-rsid="003c1a97"/>
    </style:style>
    <style:style style:name="P25" style:family="paragraph" style:parent-style-name="Heading_20_1" style:list-style-name=""/>
    <style:style style:name="P26" style:family="paragraph" style:parent-style-name="Heading_20_1" style:list-style-name="">
      <style:paragraph-properties fo:margin-left="0cm" fo:margin-right="0cm" fo:text-indent="0cm" style:auto-text-indent="false"/>
      <style:text-properties officeooo:paragraph-rsid="001090ba"/>
    </style:style>
    <style:style style:name="P27" style:family="paragraph" style:parent-style-name="Heading_20_1" style:list-style-name="WWNum1">
      <style:text-properties officeooo:paragraph-rsid="001090ba"/>
    </style:style>
    <style:style style:name="P28" style:family="paragraph" style:parent-style-name="Heading_20_1">
      <style:paragraph-properties fo:break-before="page"/>
    </style:style>
    <style:style style:name="P29" style:family="paragraph" style:parent-style-name="Heading_20_2">
      <style:text-properties officeooo:rsid="00126ac3" officeooo:paragraph-rsid="00126ac3"/>
    </style:style>
    <style:style style:name="P30" style:family="paragraph" style:parent-style-name="Heading_20_2">
      <style:text-properties officeooo:rsid="00233d1c" officeooo:paragraph-rsid="00233d1c"/>
    </style:style>
    <style:style style:name="P31" style:family="paragraph" style:parent-style-name="Heading_20_2">
      <style:text-properties officeooo:rsid="001fbe88" officeooo:paragraph-rsid="001fbe88"/>
    </style:style>
    <style:style style:name="P32" style:family="paragraph" style:parent-style-name="Standard">
      <style:paragraph-properties fo:text-align="center" style:justify-single-word="false"/>
      <style:text-properties style:font-name="Liberation Sans" fo:font-size="18pt" fo:language="de" fo:country="DE" officeooo:paragraph-rsid="001090ba" style:font-name-asian="Microsoft YaHei" style:font-size-asian="18pt" style:font-name-complex="Arial1" style:font-size-complex="18pt"/>
    </style:style>
    <style:style style:name="P33" style:family="paragraph" style:parent-style-name="Standard">
      <style:paragraph-properties style:line-height-at-least="0.503cm"/>
    </style:style>
    <style:style style:name="P34" style:family="paragraph" style:parent-style-name="Standard">
      <style:paragraph-properties style:line-height-at-least="0.503cm"/>
      <style:text-properties fo:color="#babed8" loext:opacity="100%" fo:background-color="#0f111a"/>
    </style:style>
    <style:style style:name="P35" style:family="paragraph" style:parent-style-name="Standard">
      <style:paragraph-properties style:line-height-at-least="0.503cm"/>
      <style:text-properties fo:color="#babed8" loext:opacity="100%" style:font-name="Consolas" fo:font-size="8pt" fo:font-weight="normal" fo:background-color="#0f111a" style:font-size-asian="8pt" style:font-size-complex="8pt"/>
    </style:style>
    <style:style style:name="P36" style:family="paragraph" style:parent-style-name="Standard">
      <style:paragraph-properties style:line-height-at-least="0.503cm"/>
      <style:text-properties fo:color="#89ddff" loext:opacity="100%" style:font-name="Consolas" fo:font-size="10.5pt" fo:font-weight="normal" fo:background-color="#0f111a"/>
    </style:style>
    <style:style style:name="P37" style:family="paragraph" style:parent-style-name="Standard">
      <style:paragraph-properties fo:text-align="start" style:justify-single-word="false"/>
      <style:text-properties officeooo:paragraph-rsid="003eaae4"/>
    </style:style>
    <style:style style:name="P38" style:family="paragraph" style:parent-style-name="Text_20_body">
      <style:text-properties officeooo:paragraph-rsid="0038c23a"/>
    </style:style>
    <style:style style:name="P39" style:family="paragraph" style:parent-style-name="Text_20_body">
      <style:text-properties officeooo:rsid="001fbf0f" officeooo:paragraph-rsid="001fbf0f"/>
    </style:style>
    <style:style style:name="P40" style:family="paragraph" style:parent-style-name="Text_20_body">
      <style:text-properties officeooo:paragraph-rsid="003c1a97"/>
    </style:style>
    <style:style style:name="P41" style:family="paragraph" style:parent-style-name="Text_20_body">
      <style:text-properties officeooo:rsid="00138157" officeooo:paragraph-rsid="00138157"/>
    </style:style>
    <style:style style:name="P42" style:family="paragraph" style:parent-style-name="Text_20_body">
      <style:text-properties officeooo:rsid="003eaae4" officeooo:paragraph-rsid="003eaae4"/>
    </style:style>
    <style:style style:name="P43" style:family="paragraph" style:parent-style-name="Text_20_body">
      <style:text-properties officeooo:paragraph-rsid="003cb95c"/>
    </style:style>
    <style:style style:name="P44" style:family="paragraph" style:parent-style-name="Title" style:master-page-name="First_20_Page">
      <style:paragraph-properties style:page-number="auto"/>
      <style:text-properties officeooo:paragraph-rsid="003df195"/>
    </style:style>
    <style:style style:name="T1" style:family="text">
      <style:text-properties fo:color="#000000" loext:opacity="100%" fo:font-size="8pt" fo:font-weight="normal" fo:background-color="transparent" loext:char-shading-value="0" style:font-size-asian="8pt" style:font-weight-asian="bold" style:font-size-complex="8pt" style:font-weight-complex="bold"/>
    </style:style>
    <style:style style:name="T2" style:family="text">
      <style:text-properties fo:color="#000000" loext:opacity="100%" fo:font-size="8pt" fo:font-weight="normal" fo:background-color="transparent" loext:char-shading-value="0" style:font-size-asian="8pt" style:font-size-complex="8pt"/>
    </style:style>
    <style:style style:name="T3" style:family="text">
      <style:text-properties fo:color="#000000" loext:opacity="100%" fo:font-size="8pt" fo:font-style="italic" fo:font-weight="normal" fo:background-color="transparent" loext:char-shading-value="0" style:font-size-asian="8pt" style:font-weight-asian="bold" style:font-size-complex="8pt" style:font-weight-complex="bold"/>
    </style:style>
    <style:style style:name="T4" style:family="text">
      <style:text-properties fo:color="#000000" loext:opacity="100%" fo:font-size="8pt" fo:font-style="italic" fo:font-weight="normal" fo:background-color="transparent" loext:char-shading-value="0" style:font-size-asian="8pt" style:font-size-complex="8pt"/>
    </style:style>
    <style:style style:name="T5" style:family="text">
      <style:text-properties fo:color="#000000" loext:opacity="100%" fo:font-size="8pt" fo:background-color="transparent" loext:char-shading-value="0" style:font-size-asian="8pt" style:font-size-complex="8pt"/>
    </style:style>
    <style:style style:name="T6" style:family="text">
      <style:text-properties fo:language="de" fo:country="DE"/>
    </style:style>
    <style:style style:name="T7" style:family="text">
      <style:text-properties fo:language="de" fo:country="DE" officeooo:rsid="001090ba"/>
    </style:style>
    <style:style style:name="T8" style:family="text">
      <style:text-properties fo:language="de" fo:country="DE" style:text-underline-style="solid" style:text-underline-width="auto" style:text-underline-color="font-color" officeooo:rsid="001fbe88"/>
    </style:style>
    <style:style style:name="T9" style:family="text">
      <style:text-properties fo:language="de" fo:country="DE" officeooo:rsid="001fbe88"/>
    </style:style>
    <style:style style:name="T10" style:family="text">
      <style:text-properties fo:language="de" fo:country="DE" officeooo:rsid="002a0a86"/>
    </style:style>
    <style:style style:name="T11" style:family="text">
      <style:text-properties fo:language="de" fo:country="DE" officeooo:rsid="002b9cbe"/>
    </style:style>
    <style:style style:name="T12" style:family="text">
      <style:text-properties fo:language="de" fo:country="DE" officeooo:rsid="002be34f"/>
    </style:style>
    <style:style style:name="T13" style:family="text">
      <style:text-properties fo:language="de" fo:country="DE" officeooo:rsid="002e8b9a"/>
    </style:style>
    <style:style style:name="T14" style:family="text">
      <style:text-properties fo:language="de" fo:country="DE" officeooo:rsid="0035d76e"/>
    </style:style>
    <style:style style:name="T15" style:family="text">
      <style:text-properties fo:language="de" fo:country="DE" officeooo:rsid="0038c23a"/>
    </style:style>
    <style:style style:name="T16" style:family="text">
      <style:text-properties fo:language="de" fo:country="DE" officeooo:rsid="003cb95c"/>
    </style:style>
    <style:style style:name="T17" style:family="text">
      <style:text-properties fo:language="de" fo:country="DE" officeooo:rsid="003df195"/>
    </style:style>
    <style:style style:name="T18" style:family="text">
      <style:text-properties fo:language="de" fo:country="DE" officeooo:rsid="00403751"/>
    </style:style>
    <style:style style:name="T19" style:family="text">
      <style:text-properties fo:language="de" fo:country="DE" officeooo:rsid="00417d5a"/>
    </style:style>
    <style:style style:name="T20" style:family="text">
      <style:text-properties officeooo:rsid="00151fa8"/>
    </style:style>
    <style:style style:name="T21" style:family="text">
      <style:text-properties officeooo:rsid="00159f17"/>
    </style:style>
    <style:style style:name="T22" style:family="text">
      <style:text-properties officeooo:rsid="0015b65a"/>
    </style:style>
    <style:style style:name="T23" style:family="text">
      <style:text-properties officeooo:rsid="0016e9f5"/>
    </style:style>
    <style:style style:name="T24" style:family="text">
      <style:text-properties officeooo:rsid="0017f00f"/>
    </style:style>
    <style:style style:name="T25" style:family="text">
      <style:text-properties officeooo:rsid="00190ac1"/>
    </style:style>
    <style:style style:name="T26" style:family="text">
      <style:text-properties officeooo:rsid="001b0a1f"/>
    </style:style>
    <style:style style:name="T27" style:family="text">
      <style:text-properties officeooo:rsid="001c3e8a"/>
    </style:style>
    <style:style style:name="T28" style:family="text">
      <style:text-properties officeooo:rsid="001dd564"/>
    </style:style>
    <style:style style:name="T29" style:family="text">
      <style:text-properties officeooo:rsid="001fbe88"/>
    </style:style>
    <style:style style:name="T30" style:family="text">
      <style:text-properties officeooo:rsid="00233d1c"/>
    </style:style>
    <style:style style:name="T31" style:family="text">
      <style:text-properties officeooo:rsid="0023b43b"/>
    </style:style>
    <style:style style:name="T32" style:family="text">
      <style:text-properties officeooo:rsid="0024fb6f"/>
    </style:style>
    <style:style style:name="T33" style:family="text">
      <style:text-properties officeooo:rsid="00252cac"/>
    </style:style>
    <style:style style:name="T34" style:family="text">
      <style:text-properties officeooo:rsid="002655b3"/>
    </style:style>
    <style:style style:name="T35" style:family="text">
      <style:text-properties officeooo:rsid="0027ba66"/>
    </style:style>
    <style:style style:name="T36" style:family="text">
      <style:text-properties officeooo:rsid="00283671"/>
    </style:style>
    <style:style style:name="T37" style:family="text">
      <style:text-properties officeooo:rsid="002a0a86"/>
    </style:style>
    <style:style style:name="T38" style:family="text">
      <style:text-properties officeooo:rsid="002e8b9a"/>
    </style:style>
    <style:style style:name="T39" style:family="text">
      <style:text-properties officeooo:rsid="002faf01"/>
    </style:style>
    <style:style style:name="T40" style:family="text">
      <style:text-properties officeooo:rsid="0031645f"/>
    </style:style>
    <style:style style:name="T41" style:family="text">
      <style:text-properties officeooo:rsid="0035d76e"/>
    </style:style>
    <style:style style:name="T42" style:family="text">
      <style:text-properties officeooo:rsid="0038c23a"/>
    </style:style>
    <style:style style:name="T43" style:family="text">
      <style:text-properties officeooo:rsid="003c1a97"/>
    </style:style>
    <style:style style:name="T44" style:family="text">
      <style:text-properties style:font-name="Liberation Sans" fo:font-size="16pt" fo:font-weight="bold" style:font-name-asian="Microsoft YaHei" style:font-size-asian="16pt" style:font-weight-asian="bold" style:font-name-complex="Arial1" style:font-size-complex="16pt" style:font-weight-complex="bold"/>
    </style:style>
    <style:style style:name="T45" style:family="text">
      <style:text-properties officeooo:rsid="00126ac3"/>
    </style:style>
    <style:style style:name="T46" style:family="text">
      <style:text-properties style:font-name="Liberation Serif" fo:language="de" fo:country="DE"/>
    </style:style>
    <style:style style:name="T47" style:family="text">
      <style:text-properties style:font-name="Liberation Serif" fo:language="de" fo:country="DE" officeooo:rsid="003cb95c"/>
    </style:style>
    <style:style style:name="T48" style:family="text">
      <style:text-properties style:font-name="Liberation Serif" fo:language="de" fo:country="DE" officeooo:rsid="001090ba"/>
    </style:style>
    <style:style style:name="T49" style:family="text">
      <style:text-properties style:font-name="Liberation Serif" fo:language="de" fo:country="DE" officeooo:rsid="003df195"/>
    </style:style>
    <style:style style:name="T50" style:family="text">
      <style:text-properties style:font-name="Liberation Serif" fo:language="de" fo:country="DE" officeooo:rsid="0030180e"/>
    </style:style>
    <style:style style:name="T51" style:family="text">
      <style:text-properties officeooo:rsid="003eaae4"/>
    </style:style>
    <style:style style:name="T52" style:family="text">
      <style:text-properties officeooo:rsid="00417d5a"/>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loext:marker-style-name="T6"><text:span text:style-name="T7">Junioraufgabe</text:span><text:span text:style-name="T6"> </text:span><text:span text:style-name="T7">1</text:span><text:span text:style-name="T6">: </text:span><text:span text:style-name="T7">Quadratisch,</text:span><text:span text:style-name="T17"> </text:span><text:span text:style-name="T7">praktisch, grün</text:span></text:p>
      <text:p text:style-name="P20" loext:marker-style-name="T6"><text:span text:style-name="T6">Team-ID: 0</text:span><text:span text:style-name="T16">0</text:span><text:span text:style-name="T6">005</text:span></text:p>
      <text:p text:style-name="P20" loext:marker-style-name="T6"><text:span text:style-name="T6">Team: </text:span><text:span text:style-name="T16">BugBusters</text:span></text:p>
      <text:p text:style-name="P20" loext:marker-style-name="T6"><text:span text:style-name="T6">Bearbeiter/-innen dieser Aufgabe: </text:span></text:p>
      <text:p text:style-name="P32" loext:marker-style-name="T6">Jonathan Salomo (Teilnahme-ID: 73504)</text:p>
      <text:p text:style-name="P21" loext:marker-style-name="T6"><text:span text:style-name="T6"><text:date style:data-style-name="N41" text:date-value="2024-11-18T20:23:58.440000289">18. November 2024</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8"><text:a xlink:type="simple" xlink:href="#__RefHeading___Toc2232_4178761632" text:style-name="Index_20_Link" text:visited-style-name="Index_20_Link">Lösungsidee<text:tab/>1</text:a></text:p>
          <text:p text:style-name="P19"><text:a xlink:type="simple" xlink:href="#__RefHeading___Toc616_3532468396" text:style-name="Index_20_Link" text:visited-style-name="Index_20_Link">Definition von „so quadratisch wie möglich“<text:tab/>1</text:a></text:p>
          <text:p text:style-name="P19"><text:a xlink:type="simple" xlink:href="#__RefHeading___Toc618_3532468396" text:style-name="Index_20_Link" text:visited-style-name="Index_20_Link">Möglichst gute quadratische Aufteilung finden<text:tab/>2</text:a></text:p>
          <text:p text:style-name="P19"><text:a xlink:type="simple" xlink:href="#__RefHeading___Toc19992_1016174056" text:style-name="Index_20_Link" text:visited-style-name="Index_20_Link">Anpassung der Kleingärten an die Anzahl an Interessenten<text:tab/>2</text:a></text:p>
          <text:p text:style-name="P18"><text:a xlink:type="simple" xlink:href="#__RefHeading___Toc2234_4178761632" text:style-name="Index_20_Link" text:visited-style-name="Index_20_Link">Umsetzung<text:tab/>3</text:a></text:p>
          <text:p text:style-name="P19"><text:a xlink:type="simple" xlink:href="#__RefHeading___Toc620_3532468396" text:style-name="Index_20_Link" text:visited-style-name="Index_20_Link">Euklidischer Algorithmus<text:tab/>3</text:a></text:p>
          <text:p text:style-name="P19"><text:a xlink:type="simple" xlink:href="#__RefHeading___Toc622_3532468396" text:style-name="Index_20_Link" text:visited-style-name="Index_20_Link">Finden der restlichen gemeinsamen Teiler und des sinnvollsten<text:tab/>3</text:a></text:p>
          <text:p text:style-name="P19"><text:a xlink:type="simple" xlink:href="#__RefHeading___Toc624_3532468396" text:style-name="Index_20_Link" text:visited-style-name="Index_20_Link">Anpassung zur Lösung<text:tab/>4</text:a></text:p>
          <text:p text:style-name="P18"><text:a xlink:type="simple" xlink:href="#__RefHeading___Toc626_3532468396" text:style-name="Index_20_Link" text:visited-style-name="Index_20_Link">Beispiele<text:tab/>4</text:a></text:p>
          <text:p text:style-name="P18"><text:a xlink:type="simple" xlink:href="#__RefHeading___Toc2238_4178761632" text:style-name="Index_20_Link" text:visited-style-name="Index_20_Link">Quellcode<text:tab/>4</text:a></text:p>
        </text:index-body>
      </text:table-of-content>
      <text:h text:style-name="P26" text:outline-level="1"/>
      <text:list xml:id="list2829506485" text:style-name="WWNum1">
        <text:list-item>
          <text:h text:style-name="Heading_20_1" text:outline-level="1"><text:bookmark-start text:name="__RefHeading___Toc2232_4178761632"/>Lösungsidee<text:bookmark-end text:name="__RefHeading___Toc2232_4178761632"/></text:h>
        </text:list-item>
      </text:list>
      <text:h text:style-name="Heading_20_2" text:outline-level="2"><text:bookmark-start text:name="__RefHeading___Toc616_3532468396"/>Definition von <text:s/>„so quadratisch wie möglich“<text:bookmark-end text:name="__RefHeading___Toc616_3532468396"/></text:h>
      <text:p text:style-name="P2">Ich habe „so quadratisch wie möglich“ so <text:span text:style-name="T21">definiert</text:span>, dass die Differenz der Kantenlängen x und y der Kleingärten so gering wie möglich sein sollte. </text:p>
      <text:p text:style-name="P1">Wenn wir die Aufgabenstellung betrachten fällt auf, das<text:span text:style-name="T37">s</text:span> diese sich in zwei Schritte unterteilen lässt. Der erste hie<text:span text:style-name="T20">r</text:span>von ist die Findung einer Aufteilung in <text:span text:style-name="T38">q</text:span>uadratische Kleing<text:span text:style-name="T38">ä</text:span>rten, welch<text:span text:style-name="T41">e für maximal so viele Kleingärten sorgt:</text:span></text:p>
      <text:p text:style-name="P1"><draw:frame draw:style-name="fr1" draw:name="Objekt1" text:anchor-type="as-char" svg:y="-0.386cm" svg:width="6.692cm" svg:height="0.51cm" draw:z-index="0"><draw:object xlink:href="./Object 1" xlink:type="simple" xlink:show="embed" xlink:actuate="onLoad"/><draw:image xlink:href="./ObjectReplacements/Object 1" xlink:type="simple" xlink:show="embed" xlink:actuate="onLoad"/></draw:frame></text:p>
      <text:p text:style-name="P42">Wobei nur der ganzzahlige Anteil der Zahl von Interesse ist, da es keine halben Interessenten geben kann.</text:p>
      <text:p text:style-name="P43"><text:soft-page-break/><text:span text:style-name="T20">Im zweiten Schritt nehmen wir dann diese Aufteilung und verändern </text:span><text:span text:style-name="T51">sie</text:span><text:span text:style-name="T20"> so, dass </text:span><text:span text:style-name="T51">es genug Kleingerten gibt</text:span><text:span text:style-name="T20">. Hierbei sorgen wir dafür, dass </text:span><text:span text:style-name="T21">sich die Form der Kleingärten sich nie</text:span><text:span text:style-name="T20"> </text:span><text:span text:style-name="T21">mehr als unbedingt nötig vom perfekten Quadrat entfernt.</text:span></text:p>
      <text:h text:style-name="Heading_20_2" text:outline-level="2"><text:span text:style-name="T45">Möglichst gute </text:span><text:span text:style-name="T38">q</text:span><text:span text:style-name="T45">uadratische </text:span><text:span text:style-name="T21">Aufteilung</text:span><text:span text:style-name="T45"> finden</text:span></text:h>
      <text:p text:style-name="P3">Um eine möglichst gute Quadratische Aufteilung zu finden, will ich als <text:span text:style-name="T51">E</text:span>rstes alle <text:span text:style-name="T41">ganzzahligen</text:span> möglichen gemeinsamen Teiler der Seitenlängen bestimmen, da x und y <text:span text:style-name="T38">bei </text:span>jeder Aufteilung, die aus perfekten Quadraten besteht, gleich <text:span text:style-name="T22">und ein Teiler der jeweiligen Seitenlänge sein muss. Somit kann diese </text:span><text:span text:style-name="T24">Z</text:span><text:span text:style-name="T22">ahl nur ein gemeinsamer Teiler der Seitenlängen sein. </text:span></text:p>
      <text:p text:style-name="P4">Um all diese Teiler zu finden, wende ich zuerst den euklidischen Algorithmus auf die zwei Seitenlängen an. Dieser berechnet den gr<text:span text:style-name="T23">ö</text:span>ßten gemeinsamen Teiler iterativ. </text:p>
      <text:p text:style-name="P5">Nun berechne ich alle Teiler dieser Zahl, da dies<text:span text:style-name="T24">e</text:span> alle gemeinsamen Teiler der zwei ursprünglichen Zahlen sind. </text:p>
      <text:p text:style-name="P6">Mein Teiler für eine möglichst gute <text:span text:style-name="T38">q</text:span>uadratische Aufteilung ist nun entweder <text:span text:style-name="T51">der</text:span>, der eine perfekte Lösung ist, also <text:span text:style-name="T24">zu </text:span>eine<text:span text:style-name="T24">r</text:span> Aufteilung mit bis zu 10% mehr Kleingärten <text:span text:style-name="T24">führt</text:span>, oder der <text:span text:style-name="T51">kleinsten,</text:span> der für <text:span text:style-name="T51">nicht zu viele</text:span> Kleingärten für alle Interessenten sorgt. </text:p>
      <text:h text:style-name="P29" text:outline-level="2"><text:bookmark-start text:name="__RefHeading___Toc19992_1016174056"/>Anpassung der Kleingärten an die Anzahl an Interessenten<text:bookmark-end text:name="__RefHeading___Toc19992_1016174056"/></text:h>
      <text:p text:style-name="P6">Wenn es keine perfekt Lösung gibt, schaue ich nun, <text:span text:style-name="T24">ob</text:span> mehr oder weniger Kleingärten benötigt werden. <text:span text:style-name="T24">Daraufhin passe ich die Seitenlängen in möglichst kleinen Schritten an, bis die Anzahl der Kleingärten die vorgegebene Bedingung erfüllt. </text:span></text:p>
      <text:p text:style-name="P7">Hierbei gehe ich so vor, da<text:span text:style-name="T38">s</text:span>s ich <text:span text:style-name="T25">die </text:span><text:span text:style-name="T38">l</text:span><text:span text:style-name="T25">ängere der beiden Seiten </text:span><text:span text:style-name="T51">der Parzellen</text:span><text:span text:style-name="T25"> verkleinere, wenn ich die Menge an Kleingärten reduzieren will und die kürzere vergrößere wenn </text:span><text:span text:style-name="T26">ich die Menge an Kleingärten erhöhen will. Ich erhöhe und reduziere die Längen der Kleingärten immer genau so, da</text:span><text:span text:style-name="T38">s</text:span><text:span text:style-name="T26">s einer mehr oder weniger in der jeweiligen Länge auf das </text:span><text:span text:style-name="T27">Grundstück</text:span><text:span text:style-name="T26"> passt. </text:span></text:p>
      <text:p text:style-name="P7"><draw:frame draw:style-name="fr1" draw:name="Objekt2" text:anchor-type="as-char" svg:y="-0.388cm" svg:width="5.398cm" svg:height="0.543cm" draw:z-index="1"><draw:object xlink:href="./Object 2" xlink:type="simple" xlink:show="embed" xlink:actuate="onLoad"/><draw:image xlink:href="./ObjectReplacements/Object 2" xlink:type="simple" xlink:show="embed" xlink:actuate="onLoad"/></draw:frame></text:p>
      <text:p text:style-name="P8">Nun verhindere ich immer, dass nach einem Schritt, bei dem <draw:frame draw:style-name="fr1" draw:name="Objekt3" text:anchor-type="as-char" svg:y="-0.379cm" svg:width="0.235cm" svg:height="0.471cm" draw:z-index="2"><draw:object xlink:href="./Object 3" xlink:type="simple" xlink:show="embed" xlink:actuate="onLoad"/><draw:image xlink:href="./ObjectReplacements/Object 3" xlink:type="simple" xlink:show="embed" xlink:actuate="onLoad"/></draw:frame><text:s/>erhört wurde, <draw:frame draw:style-name="fr1" draw:name="Objekt4" text:anchor-type="as-char" svg:y="-0.379cm" svg:width="0.235cm" svg:height="0.471cm" draw:z-index="3"><draw:object xlink:href="./Object 4" xlink:type="simple" xlink:show="embed" xlink:actuate="onLoad"/><draw:image xlink:href="./ObjectReplacements/Object 4" xlink:type="simple" xlink:show="embed" xlink:actuate="onLoad"/></draw:frame><text:s/>gleich wieder reduziert werden kann, da das Programm sonst niemals terminieren würde. </text:p>
      <text:p text:style-name="P8">Dieses Vorgehen kann nun aber dafür sorgen, da<text:span text:style-name="T38">s</text:span>s das Programm erst <draw:frame draw:style-name="fr1" draw:name="Objekt5" text:anchor-type="as-char" svg:y="-0.379cm" svg:width="0.235cm" svg:height="0.471cm" draw:z-index="4"><draw:object xlink:href="./Object 5" xlink:type="simple" xlink:show="embed" xlink:actuate="onLoad"/><draw:image xlink:href="./ObjectReplacements/Object 5" xlink:type="simple" xlink:show="embed" xlink:actuate="onLoad"/></draw:frame><text:s/>erhöht, dann <draw:frame draw:style-name="fr1" draw:name="Objekt6" text:anchor-type="as-char" svg:y="-0.379cm" svg:width="0.27cm" svg:height="0.471cm" draw:z-index="5"><draw:object xlink:href="./Object 6" xlink:type="simple" xlink:show="embed" xlink:actuate="onLoad"/><draw:image xlink:href="./ObjectReplacements/Object 6" xlink:type="simple" xlink:show="embed" xlink:actuate="onLoad"/></draw:frame><text:s/>reduziert und direkt danach <draw:frame draw:style-name="fr1" draw:name="Objekt7" text:anchor-type="as-char" svg:y="-0.379cm" svg:width="0.235cm" svg:height="0.471cm" draw:z-index="6"><draw:object xlink:href="./Object 7" xlink:type="simple" xlink:show="embed" xlink:actuate="onLoad"/><draw:image xlink:href="./ObjectReplacements/Object 7" xlink:type="simple" xlink:show="embed" xlink:actuate="onLoad"/></draw:frame><text:s/><text:span text:style-name="T28">reduziert </text:span><text:span text:style-name="T38">und anschließend</text:span><text:span text:style-name="T28"> </text:span><text:span text:style-name="T28"><draw:frame draw:style-name="fr1" draw:name="Objekt8" text:anchor-type="as-char" svg:y="-0.379cm" svg:width="0.27cm" svg:height="0.471cm" draw:z-index="7"><draw:object xlink:href="./Object 8" xlink:type="simple" xlink:show="embed" xlink:actuate="onLoad"/><draw:image xlink:href="./ObjectReplacements/Object 8" xlink:type="simple" xlink:show="embed" xlink:actuate="onLoad"/></draw:frame></text:span><text:span text:style-name="T28"><text:s/>erhöht, was wieder dafür sorgt, das</text:span><text:span text:style-name="T38">s</text:span><text:span text:style-name="T28"> das Programm nicht terminiert. </text:span></text:p>
      <text:p text:style-name="P9">Nun kann man aber feststellen, dass es niemals <text:span text:style-name="T38">sinnvoll ist,</text:span> <draw:frame draw:style-name="fr1" draw:name="Objekt9" text:anchor-type="as-char" svg:y="-0.379cm" svg:width="0.235cm" svg:height="0.471cm" draw:z-index="8"><draw:object xlink:href="./Object 9" xlink:type="simple" xlink:show="embed" xlink:actuate="onLoad"/><draw:image xlink:href="./ObjectReplacements/Object 9" xlink:type="simple" xlink:show="embed" xlink:actuate="onLoad"/></draw:frame><text:s/>oder <draw:frame draw:style-name="fr1" draw:name="Objekt10" text:anchor-type="as-char" svg:y="-0.379cm" svg:width="0.27cm" svg:height="0.471cm" draw:z-index="9"><draw:object xlink:href="./Object 10" xlink:type="simple" xlink:show="embed" xlink:actuate="onLoad"/><draw:image xlink:href="./ObjectReplacements/Object 10" xlink:type="simple" xlink:show="embed" xlink:actuate="onLoad"/></draw:frame><text:s/>erst zu reduzieren, nur um es danach wieder zu erhöhen, <text:span text:style-name="T29">da wir ja immer in den kleinstmöglichen Schritten arbeiten</text:span>. Deshalb mache ich dieses Verhalten unmöglich. </text:p>
      <text:p text:style-name="P9">Dies erreiche ich dadurch, da<text:span text:style-name="T38">s</text:span>s ich erst nach dem Kriterium der Länge von <draw:frame draw:style-name="fr1" draw:name="Objekt11" text:anchor-type="as-char" svg:y="-0.379cm" svg:width="0.235cm" svg:height="0.471cm" draw:z-index="10"><draw:object xlink:href="./Object 11" xlink:type="simple" xlink:show="embed" xlink:actuate="onLoad"/><draw:image xlink:href="./ObjectReplacements/Object 11" xlink:type="simple" xlink:show="embed" xlink:actuate="onLoad"/></draw:frame><text:s/>oder <draw:frame draw:style-name="fr1" draw:name="Objekt12" text:anchor-type="as-char" svg:y="-0.379cm" svg:width="0.27cm" svg:height="0.471cm" draw:z-index="11"><draw:object xlink:href="./Object 12" xlink:type="simple" xlink:show="embed" xlink:actuate="onLoad"/><draw:image xlink:href="./ObjectReplacements/Object 12" xlink:type="simple" xlink:show="embed" xlink:actuate="onLoad"/></draw:frame><text:s/>versuche, diese zu verändern, und wenn das zu keinem Ergebnis führt <text:span text:style-name="T41">anschließend</text:span> überprüfe, auf welcher der zwei Seiten mehr Kleingärten in das Grundstück passen, un<text:span text:style-name="T29">d verändere diese als erste. </text:span></text:p>
      <text:list xml:id="list202359280325188" text:continue-numbering="true" text:style-name="WWNum1">
        <text:list-item>
          <text:h text:style-name="P27" text:outline-level="1" loext:marker-style-name="T6"><text:bookmark-start text:name="__RefHeading___Toc2234_4178761632"/><text:soft-page-break/><text:span text:style-name="T6">Umsetzung</text:span><text:bookmark-end text:name="__RefHeading___Toc2234_4178761632"/></text:h>
        </text:list-item>
      </text:list>
      <text:p text:style-name="P38" loext:marker-style-name="T6"><text:span text:style-name="T9">Mein Programm habe ich in Java geschrieben und </text:span><text:span text:style-name="T18">dabei</text:span><text:span text:style-name="T9"> </text:span><text:span text:style-name="T8">meine eigene</text:span><text:span text:style-name="T9"> S</text:span><text:span text:style-name="T13">t</text:span><text:span text:style-name="T9">andart-Klasse zum </text:span><text:span text:style-name="T13">E</text:span><text:span text:style-name="T9">inlesen der Datei verwendet. </text:span></text:p>
      <text:p text:style-name="P38" loext:marker-style-name="T6"><text:span text:style-name="T9">Zur späteren Verwendung b</text:span><text:span text:style-name="T13">e</text:span><text:span text:style-name="T9">rech</text:span><text:span text:style-name="T13">n</text:span><text:span text:style-name="T9">e ich als </text:span><text:span text:style-name="T18">E</text:span><text:span text:style-name="T9">rstes die obere Grenze der Interessenten. </text:span><text:span text:style-name="T18">Alle Kommazahlen</text:span><text:span text:style-name="T9"> speichere ich, als double</text:span><text:span text:style-name="T10">, </text:span><text:span text:style-name="T14">also </text:span><text:span text:style-name="T10">mit 64 Bit, </text:span><text:span text:style-name="T18">um eine hohe Genauigkeit zu erreichen</text:span><text:span text:style-name="T10">. Diese Speicherung gibt mir eine sehr hohe Genauigkeit, jedoch kann es am Ende durch den iterativen Ansatz einen kleinen Fehler </text:span><text:span text:style-name="T11">verursachen,</text:span><text:span text:style-name="T10"> der sich daran zeigt, dass die Kleingärten nicht mehr perfekt auf das Grundstück passen. Das Verhalten ist mit der Verwendung des Dezimalsystems auch nicht zu unterbinden, da Perioden und irrationale Zahlen sich nie exakt darstellen lassen. Jedoch entsteht dieser Fehler erst bei so großen Zahlen und ist so klein, dass die Vermessung von </text:span><text:span text:style-name="T18">t</text:span><text:span text:style-name="T10">opographische</text:span><text:span text:style-name="T15">n Punkten</text:span><text:span text:style-name="T10"> nach Genauigkeitsklasse</text:span><text:span text:style-name="T15">n in </text:span><text:span text:style-name="T11">Anlehnung an DIN 18710-</text:span><text:span text:style-name="T19">1</text:span><text:span text:style-name="T11">, </text:span><text:span text:style-name="T15">welche nur eine Genauigkeit von 1,5cm&lt;sX,sY≤5,0cm fordert, deutlich ungenauer ist.</text:span><text:span text:style-name="T10"> </text:span><text:span text:style-name="T12">Wenn man die höchsten Ungenauigkeiten </text:span><text:span text:style-name="T19">der</text:span><text:span text:style-name="T15"> einzelnen Seitenlängen</text:span><text:span text:style-name="T12"> betrachtet, die bei verschiedensten Beispielen auftreten, übersteigen diese, wenn man sie auf die einzelnen Grundstücke runter rechnet, nie diese Angabe.</text:span><text:span text:style-name="T10"> Aus diesem Grund ist es in dieser Anwendung nicht nötig, genauer zu sein, und ich habe mich mit </text:span><text:span text:style-name="T19">dieser</text:span><text:span text:style-name="T10"> Genauigkeit zufrieden gegeben.</text:span></text:p>
      <text:p text:style-name="P11" loext:marker-style-name="T6"><text:span text:style-name="T9">D</text:span><text:span text:style-name="T6">anach rufe ich in einer anderen Klasse den euklidischen Algorithmus auf die zwei Eingaben auf.</text:span></text:p>
      <text:h text:style-name="P29" text:outline-level="2"><text:bookmark-start text:name="__RefHeading___Toc620_3532468396"/>Euklidischer Algorithmus<text:bookmark-end text:name="__RefHeading___Toc620_3532468396"/></text:h>
      <text:p text:style-name="P11">Hier suche ich mir zu Umsetzung des Algorithmus erst durch eine einfach if-Schleife die größere der beiden <text:span text:style-name="T52">zuvor übergebenen </text:span>Zahlen <draw:frame draw:style-name="fr1" draw:name="Objekt14" text:anchor-type="as-char" svg:y="-0.379cm" svg:width="0.228cm" svg:height="0.471cm" draw:z-index="13"><draw:object xlink:href="./Object 14" xlink:type="simple" xlink:show="embed" xlink:actuate="onLoad"/><draw:image xlink:href="./ObjectReplacements/Object 14" xlink:type="simple" xlink:show="embed" xlink:actuate="onLoad"/></draw:frame>. Dann verwende ich eine while-schleife für den eigentlichen Algorithmus, die solange läuft, bis die am Anfang kleinere Zahl <draw:frame draw:style-name="fr1" draw:name="Objekt13" text:anchor-type="as-char" svg:y="-0.379cm" svg:width="0.229cm" svg:height="0.471cm" draw:z-index="12"><draw:object xlink:href="./Object 13" xlink:type="simple" xlink:show="embed" xlink:actuate="onLoad"/><draw:image xlink:href="./ObjectReplacements/Object 13" xlink:type="simple" xlink:show="embed" xlink:actuate="onLoad"/></draw:frame><text:s/>= 0 ist. In dieser Schleife setze ich <draw:frame draw:style-name="fr1" draw:name="Objekt15" text:anchor-type="as-char" svg:y="-0.379cm" svg:width="0.229cm" svg:height="0.471cm" draw:z-index="14"><draw:object xlink:href="./Object 15" xlink:type="simple" xlink:show="embed" xlink:actuate="onLoad"/><draw:image xlink:href="./ObjectReplacements/Object 15" xlink:type="simple" xlink:show="embed" xlink:actuate="onLoad"/></draw:frame><text:s/>auf das modulo von <draw:frame draw:style-name="fr1" draw:name="Objekt16" text:anchor-type="as-char" svg:y="-0.379cm" svg:width="1.302cm" svg:height="0.471cm" draw:z-index="15"><draw:object xlink:href="./Object 16" xlink:type="simple" xlink:show="embed" xlink:actuate="onLoad"/><draw:image xlink:href="./ObjectReplacements/Object 16" xlink:type="simple" xlink:show="embed" xlink:actuate="onLoad"/></draw:frame><text:s/>und <draw:frame draw:style-name="fr1" draw:name="Objekt17" text:anchor-type="as-char" svg:y="-0.379cm" svg:width="0.228cm" svg:height="0.471cm" draw:z-index="16"><draw:object xlink:href="./Object 17" xlink:type="simple" xlink:show="embed" xlink:actuate="onLoad"/><draw:image xlink:href="./ObjectReplacements/Object 17" xlink:type="simple" xlink:show="embed" xlink:actuate="onLoad"/></draw:frame><text:s/>dann auf d<text:span text:style-name="T30">en Wert von </text:span><text:span text:style-name="T30"><draw:frame draw:style-name="fr1" draw:name="Objekt18" text:anchor-type="as-char" svg:y="-0.379cm" svg:width="0.229cm" svg:height="0.471cm" draw:z-index="17"><draw:object xlink:href="./Object 18" xlink:type="simple" xlink:show="embed" xlink:actuate="onLoad"/><draw:image xlink:href="./ObjectReplacements/Object 18" xlink:type="simple" xlink:show="embed" xlink:actuate="onLoad"/></draw:frame></text:span><text:span text:style-name="T30"><text:s/>am Anfang des Schleifendurchlaufs.</text:span></text:p>
      <text:h text:style-name="P30" text:outline-level="2"><text:bookmark-start text:name="__RefHeading___Toc622_3532468396"/>Finde<text:span text:style-name="T31">n</text:span> der restlichen gemeinsamen Teiler <text:span text:style-name="T31">und des sinnvollsten</text:span><text:bookmark-end text:name="__RefHeading___Toc622_3532468396"/></text:h>
      <text:p text:style-name="P10">Um alle weiteren gemeinsamen Teiler zu finde<text:span text:style-name="T31">n, schaue ich mir einmal alle Zahlen von 1 bis zur Wurzel des ggT an und </text:span><text:span text:style-name="T39">s</text:span><text:span text:style-name="T31">peicher</text:span><text:span text:style-name="T39">e</text:span><text:span text:style-name="T31"> diese, so wie den ggT durch diese Zahl, als einen gemeinsamen Teiler. Dies ist effizienter als dies für alle Zahlen von 1 bis zum ggT zu prüfen. </text:span></text:p>
      <text:p text:style-name="P12">Um die gemeinsamen Teiler zu speichern verwende ich eine ArrayList, da diese mit ermöglicht, keine feste Größe zu haben und stattdessen dynamisch Speicher zuweist. Für die spätere Verarbeitung übertrage ich die Werte aus dieser zur Rückgabe in ein einfaches Array.</text:p>
      <text:p text:style-name="P13">Um den sinnvollsten gemeinsamen Teiler nach dem oben erklärten Konzept festzustellen, <text:span text:style-name="T32">prüfe ich nun für alle gemeinsamen Teiler, </text:span><text:span text:style-name="T41">beginnend mit dem </text:span><text:span text:style-name="T52">größten</text:span><text:span text:style-name="T41">,</text:span><text:span text:style-name="T32"> mithilfe einer if-Abfrage, ob sie entweder </text:span><text:span text:style-name="T41">für</text:span><text:span text:style-name="T32"> eine perfekte Lösung </text:span><text:span text:style-name="T41">sorgen</text:span><text:span text:style-name="T32"> oder </text:span><text:span text:style-name="T39">ob </text:span><text:span text:style-name="T32">der nächst </text:span><text:span text:style-name="T52">kleinere</text:span><text:span text:style-name="T32"> </text:span><text:span text:style-name="T39">Teiler </text:span><text:span text:style-name="T41">dafür sorgen würde, dass </text:span><text:span text:style-name="T32">nicht mehr genug Kleingärten </text:span><text:span text:style-name="T41">vorhanden</text:span><text:span text:style-name="T32"> </text:span><text:span text:style-name="T52">wären</text:span><text:span text:style-name="T32">, um die Interessenten zufriedenzustellen. </text:span><text:span text:style-name="T41">Sobald diese Abfrage anschlägt</text:span><text:span text:style-name="T32"> speicher</text:span><text:span text:style-name="T39">e</text:span><text:span text:style-name="T32"> ich </text:span><text:span text:style-name="T41">den aktuellen Teiler</text:span><text:span text:style-name="T32"> für meine vorläufige Aufteilung. </text:span></text:p>
      <text:p text:style-name="P14"><text:soft-page-break/>Damit auch der letzte Teiler im Array ohne eine Exception auszulösen aufgerufen werden kann, wird, wann auch immer die if-Abfrage eine Exception auslöst, der aktuelle <text:span text:style-name="T39">W</text:span>ert verwendet. Dies <text:span text:style-name="T39">ist sinnvoll</text:span><text:span text:style-name="T33">, d</text:span><text:span text:style-name="T39">enn</text:span><text:span text:style-name="T33"> wenn es keinen weite</text:span><text:span text:style-name="T52">re</text:span><text:span text:style-name="T33">n Teiler gibt </text:span><text:span text:style-name="T39">kann </text:span><text:span text:style-name="T33">es auch keinen besseren Teiler geben.</text:span></text:p>
      <text:h text:style-name="P31" text:outline-level="2"><text:bookmark-start text:name="__RefHeading___Toc624_3532468396"/>Anpassung zur Lösung<text:bookmark-end text:name="__RefHeading___Toc624_3532468396"/></text:h>
      <text:p text:style-name="P15"><text:span text:style-name="T40">Anschließend</text:span> passe ich die Seitenlängen der Kleingärten durch eine while-Schleife so lange an, bis die Anzahl der Kleingärten im gewünschten Bereich liegt. </text:p>
      <text:p text:style-name="P15">Innerhalb dieser <text:span text:style-name="T40">w</text:span>hile-Schleife befinde<text:span text:style-name="T34">n</text:span> sich zur Umsetzung der <text:span text:style-name="T52">ob er</text:span>klärten <text:span text:style-name="T34">Taktik einige verschachtelte if-Abfragen. </text:span><text:span text:style-name="T40">Ich beginne </text:span><text:span text:style-name="T34">mit </text:span><text:span text:style-name="T40">der </text:span><text:span text:style-name="T34">Abfrage, ob ich die M</text:span><text:span text:style-name="T36">en</text:span><text:span text:style-name="T34">ge an K</text:span><text:span text:style-name="T52">lein</text:span><text:span text:style-name="T34">gärten erhöhen oder senken muss. Danach </text:span><text:span text:style-name="T40">folgt</text:span><text:span text:style-name="T34"> eine if- elseif-Abfrage mit vier Optionen. Die ersten zwei schauen jeweils, welche Seite der Kleingärten größer </text:span><text:span text:style-name="T40">b</text:span><text:span text:style-name="T35">eziehungsweise kleiner ist und verändern die passende. Dies wird durch weiter</text:span><text:span text:style-name="T40">e</text:span><text:span text:style-name="T35"> Bedingungen aber nur erlaubt, wenn die beim ersten Durchlauf gespeicherte Richtung verwenden wird, </text:span><text:span text:style-name="T42">wie ich in der Lösungsidee beschreiben habe</text:span><text:span text:style-name="T35">. Die nächsten zwei elseif-Abfragen prüfen, welche Grundstückseite größer ist und stellen so sicher, das</text:span><text:span text:style-name="T40">s</text:span><text:span text:style-name="T35"> immer etwas verändert wird, da das Programm sonst nicht terminieren würde. </text:span></text:p>
      <text:p text:style-name="P16">Dies wird durch die w<text:span text:style-name="T40">hi</text:span>le-Schleife so lange ausgeführt, bis eine Lösung gefunden wurde. Diese wird dann ausgegeben.</text:p>
      <text:p text:style-name="P17"/>
      <text:list xml:id="list202359478885060" text:continue-numbering="true" text:style-name="WWNum1">
        <text:list-item>
          <text:h text:style-name="P27" text:outline-level="1" loext:marker-style-name="T6"><text:bookmark-start text:name="__RefHeading___Toc626_3532468396"/><text:span text:style-name="T6">Beispiele</text:span><text:bookmark-end text:name="__RefHeading___Toc626_3532468396"/></text:h>
        </text:list-item>
      </text:list>
      <text:h text:style-name="Heading_20_3" text:outline-level="3" loext:marker-style-name="T6">garten0.txt</text:h>
      <text:p text:style-name="Text_20_body" loext:marker-style-name="T6">--------------------------------------------------------------------------------------------------------------------</text:p>
      <text:p text:style-name="Text_20_body" loext:marker-style-name="T6">grundstückx: 42m</text:p>
      <text:p text:style-name="Text_20_body" loext:marker-style-name="T6">grundstücky: 66m</text:p>
      <text:p text:style-name="Text_20_body" loext:marker-style-name="T6">kleingartenLängex (vor der weiteren Anpassung): 6.0m</text:p>
      <text:p text:style-name="Text_20_body" loext:marker-style-name="T6">kleingartenLängey (vor der weiteren Anpassung): 6.0m</text:p>
      <text:p text:style-name="Text_20_body" loext:marker-style-name="T6">Gärten (basierend auf den Längen vor der weiteren Anpassung): 77.0</text:p>
      <text:p text:style-name="Text_20_body" loext:marker-style-name="T6">Interesenten: 23</text:p>
      <text:p text:style-name="Text_20_body" loext:marker-style-name="T6">Interesenten_upper: 25.0</text:p>
      <text:p text:style-name="Text_20_body" loext:marker-style-name="T6">--------------------------------------------------------------------------------------------------------------------</text:p>
      <text:p text:style-name="Text_20_body" loext:marker-style-name="T6">Jeder Kleingarten hat eine Breite von 10.5m und eine Länge von 11.0m.</text:p>
      <text:p text:style-name="Text_20_body" loext:marker-style-name="T6">Dies sorgt für eine Abweichung der Kanten vom perfekten Quadrat von: -0.5m (-4.545454545454546 Prozent)</text:p>
      <text:p text:style-name="Text_20_body" loext:marker-style-name="T6">Insgesamt gibt es 24.0 Kleingärten.</text:p>
      <text:p text:style-name="Text_20_body" loext:marker-style-name="T6"><text:soft-page-break/>Dies sind 1.0 mehr als es Intressenten gibt.(4,34782 Prozent)</text:p>
      <text:p text:style-name="Text_20_body" loext:marker-style-name="T6">--------------------------------------------------------------------------------------------------------------------</text:p>
      <text:h text:style-name="P22" text:outline-level="3" loext:marker-style-name="T6">garten<text:span text:style-name="T43">1</text:span>.txt</text:h>
      <text:p text:style-name="P40" loext:marker-style-name="T6">--------------------------------------------------------------------------------------------------------------------</text:p>
      <text:p text:style-name="P40" loext:marker-style-name="T6">grundstückx: 15m</text:p>
      <text:p text:style-name="P40" loext:marker-style-name="T6">grundstücky: 12m</text:p>
      <text:p text:style-name="P40" loext:marker-style-name="T6">kleingartenLängex (vor der weiteren Anpassung): 3.0m</text:p>
      <text:p text:style-name="P40" loext:marker-style-name="T6">kleingartenLängey (vor der weiteren Anpassung): 3.0m</text:p>
      <text:p text:style-name="P40" loext:marker-style-name="T6">Gärten (basierend auf den Längen vor der weiteren Anpassung): 20.0</text:p>
      <text:p text:style-name="P40" loext:marker-style-name="T6">Interesenten: 19</text:p>
      <text:p text:style-name="P40" loext:marker-style-name="T6">Interesenten_upper: 20.0</text:p>
      <text:p text:style-name="P40" loext:marker-style-name="T6">--------------------------------------------------------------------------------------------------------------------</text:p>
      <text:p text:style-name="P40" loext:marker-style-name="T6">Jeder Kleingarten hat eine Breite von 3.0m und eine Länge von 3.0m.</text:p>
      <text:p text:style-name="P40" loext:marker-style-name="T6">Dies sorgt für eine Abweichung der Kanten vom perfekten Quadrat von: 0.0m (0.0 Prozent)</text:p>
      <text:p text:style-name="P40" loext:marker-style-name="T6">Insgesamt gibt es 20.0 Kleingärten.</text:p>
      <text:p text:style-name="P40" loext:marker-style-name="T6">Dies sind 1.0 mehr als es Interessenten gibt.(5,26316 Prozent)</text:p>
      <text:p text:style-name="P40" loext:marker-style-name="T6">--------------------------------------------------------------------------------------------------------------------</text:p>
      <text:h text:style-name="P22" text:outline-level="3" loext:marker-style-name="T6">garten<text:span text:style-name="T43">2</text:span>.txt</text:h>
      <text:p text:style-name="P40" loext:marker-style-name="T6">--------------------------------------------------------------------------------------------------------------------</text:p>
      <text:p text:style-name="P40" loext:marker-style-name="T6">grundstückx: 55m</text:p>
      <text:p text:style-name="P40" loext:marker-style-name="T6">grundstücky: 77m</text:p>
      <text:p text:style-name="P40" loext:marker-style-name="T6">kleingartenLängex (vor der weiteren Anpassung): 11.0m</text:p>
      <text:p text:style-name="P40" loext:marker-style-name="T6">kleingartenLängey (vor der weiteren Anpassung): 11.0m</text:p>
      <text:p text:style-name="P40" loext:marker-style-name="T6">Gärten (basierend auf den Längen vor der weiteren Anpassung): 35.0</text:p>
      <text:p text:style-name="P40" loext:marker-style-name="T6">Interesenten: 36</text:p>
      <text:p text:style-name="P40" loext:marker-style-name="T6">Interesenten_upper: 39.0</text:p>
      <text:p text:style-name="P40" loext:marker-style-name="T6">--------------------------------------------------------------------------------------------------------------------</text:p>
      <text:p text:style-name="P40" loext:marker-style-name="T6">Jeder Kleingarten hat eine Breite von 9.166666666666666m und eine Länge von 12.833333333333334m.</text:p>
      <text:p text:style-name="P40" loext:marker-style-name="T6"><text:soft-page-break/>Dies sorgt für eine Abweichung der Kanten vom perfekten Quadrat von: -3.666666666666668m (-28.57142857142858 Prozent)</text:p>
      <text:p text:style-name="P40" loext:marker-style-name="T6">Insgesamt gibt es 36.0 Kleingärten.</text:p>
      <text:p text:style-name="P40" loext:marker-style-name="T6">Dies sind 0.0 mehr als es Interessenten gibt.(-0,00000 Prozent)</text:p>
      <text:p text:style-name="P40" loext:marker-style-name="T6">--------------------------------------------------------------------------------------------------------------------</text:p>
      <text:h text:style-name="P22" text:outline-level="3" loext:marker-style-name="T6">garten<text:span text:style-name="T43">3</text:span>.txt</text:h>
      <text:p text:style-name="P40" loext:marker-style-name="T6">--------------------------------------------------------------------------------------------------------------------</text:p>
      <text:p text:style-name="P40" loext:marker-style-name="T6">grundstückx: 15m</text:p>
      <text:p text:style-name="P40" loext:marker-style-name="T6">grundstücky: 15m</text:p>
      <text:p text:style-name="P40" loext:marker-style-name="T6">kleingartenLängex (vor der weiteren Anpassung): 1.0m</text:p>
      <text:p text:style-name="P40" loext:marker-style-name="T6">kleingartenLängey (vor der weiteren Anpassung): 1.0m</text:p>
      <text:p text:style-name="P40" loext:marker-style-name="T6">Gärten (basierend auf den Längen vor der weiteren Anpassung): 225.0</text:p>
      <text:p text:style-name="P40" loext:marker-style-name="T6">Interesenten: 101</text:p>
      <text:p text:style-name="P40" loext:marker-style-name="T6">Interesenten_upper: 111.0</text:p>
      <text:p text:style-name="P40" loext:marker-style-name="T6">--------------------------------------------------------------------------------------------------------------------</text:p>
      <text:p text:style-name="P40" loext:marker-style-name="T6">Jeder Kleingarten hat eine Breite von 1.3636363636363633m und eine Länge von 1.4999999999999996m.</text:p>
      <text:p text:style-name="P40" loext:marker-style-name="T6">Dies sorgt für eine Abweichung der Kanten vom perfekten Quadrat von: -0.13636363636363624m (-9.090909090909086 Prozent)</text:p>
      <text:p text:style-name="P40" loext:marker-style-name="T6">Insgesamt gibt es 110.0 Kleingärten.</text:p>
      <text:p text:style-name="P40" loext:marker-style-name="T6">Dies sind 9.0 mehr als es Interessenten gibt.(8,91089 Prozent)</text:p>
      <text:p text:style-name="P40" loext:marker-style-name="T6">--------------------------------------------------------------------------------------------------------------------</text:p>
      <text:p text:style-name="P40" loext:marker-style-name="T6">Die Aufteilung der x Achse ist um 0,00000000000000242230m ungenau.</text:p>
      <text:p text:style-name="P40" loext:marker-style-name="T6">Es bleiben auf der X Achse also am Nach der Aufteilung der Kleingärten 0,00000000000000242230m an Land übrig.</text:p>
      <text:p text:style-name="P40" loext:marker-style-name="T6">Dies ist auf die Kleingärten runtergerechnet eine Messungenauigkeit von : 0,00000000000002202095cm</text:p>
      <text:p text:style-name="P40" loext:marker-style-name="T6">Die Aufteilung der y Achse ist um 0,00000000000000532907m ungenau.</text:p>
      <text:p text:style-name="P40" loext:marker-style-name="T6">Es bleiben auf der Y Achse also am Nach der Aufteilung der Kleingärten 0,00000000000000484461m an Land übrig.</text:p>
      <text:p text:style-name="P40" loext:marker-style-name="T6"><text:soft-page-break/>Dies ist auf die Kleingärten runtergerechnet eine Messungenauigkeit von : 0,00000000000005329071cm</text:p>
      <text:p text:style-name="P40" loext:marker-style-name="T6">--------------------------------------------------------------------------------------------------------------------</text:p>
      <text:h text:style-name="P22" text:outline-level="3" loext:marker-style-name="T6"/>
      <text:h text:style-name="P22" text:outline-level="3" text:is-list-header="true" loext:marker-style-name="T6"/>
      <text:h text:style-name="P23" text:outline-level="3" loext:marker-style-name="T6">garten<text:span text:style-name="T43">4</text:span>.txt</text:h>
      <text:p text:style-name="P40" loext:marker-style-name="T6">--------------------------------------------------------------------------------------------------------------------</text:p>
      <text:p text:style-name="P40" loext:marker-style-name="T6">grundstückx: 37m</text:p>
      <text:p text:style-name="P40" loext:marker-style-name="T6">grundstücky: 2000m</text:p>
      <text:p text:style-name="P40" loext:marker-style-name="T6">kleingartenLängex (vor der weiteren Anpassung): 1.0m</text:p>
      <text:p text:style-name="P40" loext:marker-style-name="T6">kleingartenLängey (vor der weiteren Anpassung): 1.0m</text:p>
      <text:p text:style-name="P40" loext:marker-style-name="T6">Gärten (basierend auf den Längen vor der weiteren Anpassung): 74000.0</text:p>
      <text:p text:style-name="P40" loext:marker-style-name="T6">Interesenten: 1200</text:p>
      <text:p text:style-name="P40" loext:marker-style-name="T6">Interesenten_upper: 1320.0</text:p>
      <text:p text:style-name="P40" loext:marker-style-name="T6">--------------------------------------------------------------------------------------------------------------------</text:p>
      <text:p text:style-name="P40" loext:marker-style-name="T6">Jeder Kleingarten hat eine Breite von 9.249999999999975m und eine Länge von 6.666666666666588m.</text:p>
      <text:p text:style-name="P40" loext:marker-style-name="T6">Dies sorgt für eine Abweichung der Kanten vom perfekten Quadrat von: 2.583333333333387m (27.927927927928586 Prozent)</text:p>
      <text:p text:style-name="P40" loext:marker-style-name="T6">Insgesamt gibt es 1200.0 Kleingärten.</text:p>
      <text:p text:style-name="P40" loext:marker-style-name="T6">Dies sind 0.0 mehr als es Interessenten gibt.(0,00000 Prozent)</text:p>
      <text:p text:style-name="P40" loext:marker-style-name="T6">--------------------------------------------------------------------------------------------------------------------</text:p>
      <text:p text:style-name="P40" loext:marker-style-name="T6">Die Aufteilung der x Achse ist um 0,00000000000009858780m ungenau.</text:p>
      <text:p text:style-name="P40" loext:marker-style-name="T6">Es bleiben auf der X Achse also am Nach der Aufteilung der Kleingärten 0,00000000000009858780m an Land übrig.</text:p>
      <text:p text:style-name="P40" loext:marker-style-name="T6">Dies ist auf die Kleingärten runtergerechnet eine Messungenauigkeit von : 0,00000000000246469511cm</text:p>
      <text:p text:style-name="P40" loext:marker-style-name="T6">Die Aufteilung der y Achse ist um 0,00000000002349527980m ungenau.</text:p>
      <text:p text:style-name="P40" loext:marker-style-name="T6">Es bleiben auf der Y Achse also am Nach der Aufteilung der Kleingärten 0,00000000003259970072m an Land übrig.</text:p>
      <text:p text:style-name="P40" loext:marker-style-name="T6">Dies ist auf die Kleingärten runtergerechnet eine Messungenauigkeit von : 0,00000000000783175993cm</text:p>
      <text:p text:style-name="P40" loext:marker-style-name="T6">--------------------------------------------------------------------------------------------------------------------</text:p>
      <text:h text:style-name="P24" text:outline-level="3" loext:marker-style-name="T6"/>
      <text:h text:style-name="P23" text:outline-level="3" loext:marker-style-name="T6">garten<text:span text:style-name="T43">5</text:span>.txt</text:h>
      <text:p text:style-name="Text_20_body" loext:marker-style-name="T6">--------------------------------------------------------------------------------------------------------------------</text:p>
      <text:p text:style-name="Text_20_body" loext:marker-style-name="T6">grundstückx: 365m</text:p>
      <text:p text:style-name="Text_20_body" loext:marker-style-name="T6">grundstücky: 937m</text:p>
      <text:p text:style-name="Text_20_body" loext:marker-style-name="T6">kleingartenLängex (vor der weiteren Anpassung): 1.0m</text:p>
      <text:p text:style-name="Text_20_body" loext:marker-style-name="T6">kleingartenLängey (vor der weiteren Anpassung): 1.0m</text:p>
      <text:p text:style-name="Text_20_body" loext:marker-style-name="T6">Gärten (basierend auf den Längen vor der weiteren Anpassung): 342005.0</text:p>
      <text:p text:style-name="Text_20_body" loext:marker-style-name="T6">Interesenten: 35000</text:p>
      <text:p text:style-name="Text_20_body" loext:marker-style-name="T6">Interesenten_upper: 38500.0</text:p>
      <text:p text:style-name="Text_20_body" loext:marker-style-name="T6">--------------------------------------------------------------------------------------------------------------------</text:p>
      <text:p text:style-name="Text_20_body" loext:marker-style-name="T6">Jeder Kleingarten hat eine Breite von 2.9918032786885287m und eine Länge von 2.9746031746031827m.</text:p>
      <text:p text:style-name="Text_20_body" loext:marker-style-name="T6">Dies sorgt für eine Abweichung der Kanten vom perfekten Quadrat von: 0.017200104085346002m (0.5749075886060847 Prozent)</text:p>
      <text:p text:style-name="Text_20_body" loext:marker-style-name="T6">Insgesamt gibt es 38429.0 Kleingärten.</text:p>
      <text:p text:style-name="Text_20_body" loext:marker-style-name="T6">Dies sind 3429.0 mehr als es Interessenten gibt.(9,80000 Prozent)</text:p>
      <text:p text:style-name="Text_20_body" loext:marker-style-name="T6">--------------------------------------------------------------------------------------------------------------------</text:p>
      <text:p text:style-name="Text_20_body" loext:marker-style-name="T6">Die Aufteilung der x Achse ist um 2,99180327868801840000m ungenau.</text:p>
      <text:p text:style-name="Text_20_body" loext:marker-style-name="T6">Es bleiben auf der X Achse also am Nach der Aufteilung der Kleingärten 2,99180327868801840000m an Land übrig.</text:p>
      <text:p text:style-name="Text_20_body" loext:marker-style-name="T6">Dies ist auf die Kleingärten runtergerechnet eine Messungenauigkeit von : 2,45229776941641200000cm</text:p>
      <text:p text:style-name="Text_20_body" loext:marker-style-name="T6">Die Aufteilung der y Achse ist um 2,97460317460064650000m ungenau.</text:p>
      <text:p text:style-name="Text_20_body" loext:marker-style-name="T6">Es bleiben auf der Y Achse also am Nach der Aufteilung der Kleingärten 2,99180327868597800000m an Land übrig.</text:p>
      <text:p text:style-name="Text_20_body" loext:marker-style-name="T6">Dies ist auf die Kleingärten runtergerechnet eine Messungenauigkeit von : 0,94431846812719190000cm</text:p>
      <text:p text:style-name="Text_20_body" loext:marker-style-name="T6">--------------------------------------------------------------------------------------------------------------------</text:p>
      <text:h text:style-name="P25" text:outline-level="1" loext:marker-style-name="T6"/>
      <text:list xml:id="list202358690075433" text:continue-numbering="true" text:style-name="WWNum1">
        <text:list-item>
          <text:h text:style-name="P28" text:outline-level="1" loext:marker-style-name="T6">Quellcode</text:h>
        </text:list-item>
      </text:list>
      <text:h text:style-name="Heading_20_3" text:outline-level="3" loext:marker-style-name="T6"><text:span text:style-name="Source_20_Text"><text:span text:style-name="T44">QuadratischPraktischGruen</text:span></text:span></text:h>
      <text:p text:style-name="Standard" loext:marker-style-name="T6"><text:span text:style-name="Source_20_Text"><text:span text:style-name="T1">public </text:span></text:span><text:span text:style-name="Source_20_Text"><text:span text:style-name="T3">class</text:span></text:span><text:span text:style-name="Source_20_Text"><text:span text:style-name="T1"> QuadratischPraktischGruen {</text:span></text:span></text:p>
      <text:p text:style-name="P33" loext:marker-style-name="T6"><text:span text:style-name="Source_20_Text"><text:span text:style-name="T5">    </text:span></text:span><text:span text:style-name="Source_20_Text"><text:span text:style-name="T4">public</text:span></text:span><text:span text:style-name="Source_20_Text"><text:span text:style-name="T2"> </text:span></text:span><text:span text:style-name="Source_20_Text"><text:span text:style-name="T4">static</text:span></text:span><text:span text:style-name="Source_20_Text"><text:span text:style-name="T2"> void main(String[] </text:span></text:span><text:span text:style-name="Source_20_Text"><text:span text:style-name="T4">args</text:span></text:span><text:span text:style-name="Source_20_Text"><text:span text:style-name="T2">) throws Exception {</text:span></text:span></text:p>
      <text:p text:style-name="P33" loext:marker-style-name="T6"><text:span text:style-name="Source_20_Text"><text:span text:style-name="T5"/></text:span></text:p>
      <text:p text:style-name="P34" loext:marker-style-name="T6"><text:span text:style-name="Source_20_Text"><text:span text:style-name="T5">        </text:span></text:span><text:span text:style-name="Source_20_Text"><text:span text:style-name="T2">double anzahlInteresentenUpper = Math.floor(anzahlInteresenten + (anzahlInteresenten / 100.0f) * 10);</text:span></text:span></text:p>
      <text:p text:style-name="P33" loext:marker-style-name="T6"><text:span text:style-name="Source_20_Text"><text:span text:style-name="T5"/></text:span></text:p>
      <text:p text:style-name="P34" loext:marker-style-name="T6"><text:span text:style-name="Source_20_Text"><text:span text:style-name="T5">        </text:span></text:span><text:span text:style-name="Source_20_Text"><text:span text:style-name="T2">EuklidischerAlgorithmus euklidischerAlgorithmus = </text:span></text:span><text:span text:style-name="Source_20_Text"><text:span text:style-name="T4">new</text:span></text:span><text:span text:style-name="Source_20_Text"><text:span text:style-name="T2"> EuklidischerAlgorithmus();</text:span></text:span></text:p>
      <text:p text:style-name="P34" loext:marker-style-name="T6"><text:span text:style-name="Source_20_Text"><text:span text:style-name="T5">        </text:span></text:span><text:span text:style-name="Source_20_Text"><text:span text:style-name="T2">int[] kleinstegemeinsameTeilerGrundstück = euklidischerAlgorithmus.gemeinsameTeilerFinden(grundstückx, grundstücky);</text:span></text:span></text:p>
      <text:p text:style-name="P34" loext:marker-style-name="T6"><text:span text:style-name="Source_20_Text"><text:span text:style-name="T5">        </text:span></text:span></text:p>
      <text:p text:style-name="P34" loext:marker-style-name="T6"><text:span text:style-name="Source_20_Text"><text:span text:style-name="T5">        </text:span></text:span><text:span text:style-name="Source_20_Text"><text:span text:style-name="T4">for</text:span></text:span><text:span text:style-name="Source_20_Text"><text:span text:style-name="T2">(int i = 0; i &lt; kleinstegemeinsameTeilerGrundstück.length; i++){</text:span></text:span></text:p>
      <text:p text:style-name="P34" loext:marker-style-name="T6"><text:span text:style-name="Source_20_Text"><text:span text:style-name="T5">            </text:span></text:span><text:span text:style-name="Source_20_Text"><text:span text:style-name="T4">try</text:span></text:span><text:span text:style-name="Source_20_Text"><text:span text:style-name="T2"> {</text:span></text:span></text:p>
      <text:p text:style-name="P34" loext:marker-style-name="T6"><text:span text:style-name="Source_20_Text"><text:span text:style-name="T5">                </text:span></text:span><text:span text:style-name="Source_20_Text"><text:span text:style-name="T4">if</text:span></text:span><text:span text:style-name="Source_20_Text"><text:span text:style-name="T2"> (anzahlInteresentenUpper - ((grundstückx/kleinstegemeinsameTeilerGrundstück[i])*(grundstücky/kleinstegemeinsameTeilerGrundstück[i])) &lt; (anzahlInteresenten / 100.0f) * 10 || anzahlInteresentenUpper - ((grundstückx/kleinstegemeinsameTeilerGrundstück[i]+1)*(grundstücky/kleinstegemeinsameTeilerGrundstück[i]+1)) &lt; 0){</text:span></text:span></text:p>
      <text:p text:style-name="P34" loext:marker-style-name="T6"><text:span text:style-name="Source_20_Text"><text:span text:style-name="T5">                    </text:span></text:span><text:span text:style-name="Source_20_Text"><text:span text:style-name="T2">sinfollsterKleinstegemeinsamerTeilerGrundstück = kleinstegemeinsameTeilerGrundstück[i];</text:span></text:span></text:p>
      <text:p text:style-name="P34" loext:marker-style-name="T6"><text:span text:style-name="Source_20_Text"><text:span text:style-name="T5">                </text:span></text:span><text:span text:style-name="Source_20_Text"><text:span text:style-name="T2">}</text:span></text:span></text:p>
      <text:p text:style-name="P34" loext:marker-style-name="T6"><text:span text:style-name="Source_20_Text"><text:span text:style-name="T5">            </text:span></text:span><text:span text:style-name="Source_20_Text"><text:span text:style-name="T2">} </text:span></text:span><text:span text:style-name="Source_20_Text"><text:span text:style-name="T4">catch</text:span></text:span><text:span text:style-name="Source_20_Text"><text:span text:style-name="T2"> (Exception </text:span></text:span><text:span text:style-name="Source_20_Text"><text:span text:style-name="T4">e</text:span></text:span><text:span text:style-name="Source_20_Text"><text:span text:style-name="T2">) {</text:span></text:span></text:p>
      <text:p text:style-name="P34" loext:marker-style-name="T6"><text:span text:style-name="Source_20_Text"><text:span text:style-name="T5">                </text:span></text:span><text:span text:style-name="Source_20_Text"><text:span text:style-name="T2">sinfollsterKleinstegemeinsamerTeilerGrundstück = kleinstegemeinsameTeilerGrundstück[i];</text:span></text:span></text:p>
      <text:p text:style-name="P34" loext:marker-style-name="T6"><text:span text:style-name="Source_20_Text"><text:span text:style-name="T5">            </text:span></text:span><text:span text:style-name="Source_20_Text"><text:span text:style-name="T2">}</text:span></text:span></text:p>
      <text:p text:style-name="P34" loext:marker-style-name="T6"><text:span text:style-name="Source_20_Text"><text:span text:style-name="T5">        </text:span></text:span><text:span text:style-name="Source_20_Text"><text:span text:style-name="T2">}</text:span></text:span></text:p>
      <text:p text:style-name="P33" loext:marker-style-name="T6"><text:span text:style-name="Source_20_Text"><text:span text:style-name="T5"/></text:span></text:p>
      <text:p text:style-name="P34" loext:marker-style-name="T6"><text:span text:style-name="Source_20_Text"><text:span text:style-name="T5">        </text:span></text:span><text:span text:style-name="Source_20_Text"><text:span text:style-name="T2">double kleingartenLängex = sinfollsterKleinstegemeinsamerTeilerGrundstück;</text:span></text:span></text:p>
      <text:p text:style-name="P34" loext:marker-style-name="T6"><text:span text:style-name="Source_20_Text"><text:span text:style-name="T5">        </text:span></text:span><text:span text:style-name="Source_20_Text"><text:span text:style-name="T2">double kleingartenLängey = sinfollsterKleinstegemeinsamerTeilerGrundstück;</text:span></text:span></text:p>
      <text:p text:style-name="P33" loext:marker-style-name="T6"><text:span text:style-name="Source_20_Text"><text:span text:style-name="T5"/></text:span></text:p>
      <text:p text:style-name="P33" loext:marker-style-name="T6"><text:span text:style-name="Source_20_Text"><text:span text:style-name="T5">        </text:span></text:span><text:span text:style-name="Source_20_Text"><text:span text:style-name="T4">while</text:span></text:span><text:span text:style-name="Source_20_Text"><text:span text:style-name="T2">((anzahlInteresentenUpper - ((grundstückx/kleingartenLängex)*(grundstücky/kleingartenLängey)) &lt; 0 || anzahlInteresenten - ((grundstückx/kleingartenLängex)*(grundstücky/kleingartenLängey)) &gt; 0)) {</text:span></text:span></text:p>
      <text:p text:style-name="P34" loext:marker-style-name="T6"><text:span text:style-name="Source_20_Text"><text:span text:style-name="T5">            </text:span></text:span><text:span text:style-name="Source_20_Text"><text:span text:style-name="T4">if</text:span></text:span><text:span text:style-name="Source_20_Text"><text:span text:style-name="T2"> (anzahlInteresenten - ((grundstückx/kleingartenLängex)*(grundstücky/kleingartenLängey)) &gt; 0) {</text:span></text:span></text:p>
      <text:p text:style-name="P34" loext:marker-style-name="T6"><text:span text:style-name="Source_20_Text"><text:span text:style-name="T5">                </text:span></text:span><text:span text:style-name="Source_20_Text"><text:span text:style-name="T4">if</text:span></text:span><text:span text:style-name="Source_20_Text"><text:span text:style-name="T2"> (kleingartenLängex &gt;= kleingartenLängey &amp;&amp; lastStep != 4 &amp;&amp; xStep != 1|| lastStep == 3) {</text:span></text:span></text:p>
      <text:p text:style-name="P34" loext:marker-style-name="T6"><text:span text:style-name="Source_20_Text"><text:span text:style-name="T5">                    </text:span></text:span><text:span text:style-name="Source_20_Text"><text:span text:style-name="T2">kleingartenLängex = kleingartenLängex - (kleingartenLängex/((grundstückx/kleingartenLängex)+1));</text:span></text:span></text:p>
      <text:p text:style-name="P34" loext:marker-style-name="T6"><text:span text:style-name="Source_20_Text"><text:span text:style-name="T5">                    </text:span></text:span><text:span text:style-name="Source_20_Text"><text:span text:style-name="T2">lastStep = 1;</text:span></text:span></text:p>
      <text:p text:style-name="P34" loext:marker-style-name="T6"><text:span text:style-name="Source_20_Text"><text:span text:style-name="T5">                    </text:span></text:span><text:span text:style-name="Source_20_Text"><text:span text:style-name="T2">xStep = -1;</text:span></text:span></text:p>
      <text:p text:style-name="P34" loext:marker-style-name="T6"><text:span text:style-name="Source_20_Text"><text:span text:style-name="T5">                </text:span></text:span><text:span text:style-name="Source_20_Text"><text:span text:style-name="T2">} </text:span></text:span><text:span text:style-name="Source_20_Text"><text:span text:style-name="T4">else</text:span></text:span><text:span text:style-name="Source_20_Text"><text:span text:style-name="T2"> </text:span></text:span><text:span text:style-name="Source_20_Text"><text:span text:style-name="T4">if</text:span></text:span><text:span text:style-name="Source_20_Text"><text:span text:style-name="T2"> (kleingartenLängex &lt;= kleingartenLängey &amp;&amp; lastStep != 3 &amp;&amp; yStep != 1|| lastStep == 4) {</text:span></text:span></text:p>
      <text:p text:style-name="P34" loext:marker-style-name="T6"><text:soft-page-break/><text:span text:style-name="Source_20_Text"><text:span text:style-name="T5">                    </text:span></text:span><text:span text:style-name="Source_20_Text"><text:span text:style-name="T2">kleingartenLängey = kleingartenLängey - (kleingartenLängey/((grundstücky/kleingartenLängey)+1));</text:span></text:span></text:p>
      <text:p text:style-name="P34" loext:marker-style-name="T6"><text:span text:style-name="Source_20_Text"><text:span text:style-name="T5">                    </text:span></text:span><text:span text:style-name="Source_20_Text"><text:span text:style-name="T2">lastStep = 2;</text:span></text:span></text:p>
      <text:p text:style-name="P34" loext:marker-style-name="T6"><text:span text:style-name="Source_20_Text"><text:span text:style-name="T5">                    </text:span></text:span><text:span text:style-name="Source_20_Text"><text:span text:style-name="T2">yStep = -1;</text:span></text:span></text:p>
      <text:p text:style-name="P34" loext:marker-style-name="T6"><text:span text:style-name="Source_20_Text"><text:span text:style-name="T5">                </text:span></text:span><text:span text:style-name="Source_20_Text"><text:span text:style-name="T2">} </text:span></text:span><text:span text:style-name="Source_20_Text"><text:span text:style-name="T4">else</text:span></text:span><text:span text:style-name="Source_20_Text"><text:span text:style-name="T2"> </text:span></text:span><text:span text:style-name="Source_20_Text"><text:span text:style-name="T4">if</text:span></text:span><text:span text:style-name="Source_20_Text"><text:span text:style-name="T2"> (grundstückx/kleingartenLängex &gt; grundstücky/kleingartenLängey){</text:span></text:span></text:p>
      <text:p text:style-name="P34" loext:marker-style-name="T6"><text:span text:style-name="Source_20_Text"><text:span text:style-name="T5">                    </text:span></text:span><text:span text:style-name="Source_20_Text"><text:span text:style-name="T2">kleingartenLängex = kleingartenLängex - (kleingartenLängex/((grundstückx/kleingartenLängex)+1));</text:span></text:span></text:p>
      <text:p text:style-name="P34" loext:marker-style-name="T6"><text:span text:style-name="Source_20_Text"><text:span text:style-name="T5">                    </text:span></text:span><text:span text:style-name="Source_20_Text"><text:span text:style-name="T2">lastStep = 1;</text:span></text:span></text:p>
      <text:p text:style-name="P34" loext:marker-style-name="T6"><text:span text:style-name="Source_20_Text"><text:span text:style-name="T5">                    </text:span></text:span><text:span text:style-name="Source_20_Text"><text:span text:style-name="T2">xStep = -1;</text:span></text:span></text:p>
      <text:p text:style-name="P34" loext:marker-style-name="T6"><text:span text:style-name="Source_20_Text"><text:span text:style-name="T5">                </text:span></text:span><text:span text:style-name="Source_20_Text"><text:span text:style-name="T2">} </text:span></text:span><text:span text:style-name="Source_20_Text"><text:span text:style-name="T4">else</text:span></text:span><text:span text:style-name="Source_20_Text"><text:span text:style-name="T2"> </text:span></text:span><text:span text:style-name="Source_20_Text"><text:span text:style-name="T4">if</text:span></text:span><text:span text:style-name="Source_20_Text"><text:span text:style-name="T2"> (grundstückx/kleingartenLängex &lt; grundstücky/kleingartenLängey){</text:span></text:span></text:p>
      <text:p text:style-name="P34" loext:marker-style-name="T6"><text:span text:style-name="Source_20_Text"><text:span text:style-name="T5">                    </text:span></text:span><text:span text:style-name="Source_20_Text"><text:span text:style-name="T2">kleingartenLängey = kleingartenLängey - (kleingartenLängey/((grundstücky/kleingartenLängey)+1));</text:span></text:span></text:p>
      <text:p text:style-name="P34" loext:marker-style-name="T6"><text:span text:style-name="Source_20_Text"><text:span text:style-name="T5">                    </text:span></text:span><text:span text:style-name="Source_20_Text"><text:span text:style-name="T2">lastStep = 2;</text:span></text:span></text:p>
      <text:p text:style-name="P34" loext:marker-style-name="T6"><text:span text:style-name="Source_20_Text"><text:span text:style-name="T5">                    </text:span></text:span><text:span text:style-name="Source_20_Text"><text:span text:style-name="T2">yStep = -1;</text:span></text:span></text:p>
      <text:p text:style-name="P34" loext:marker-style-name="T6"><text:span text:style-name="Source_20_Text"><text:span text:style-name="T5">                </text:span></text:span><text:span text:style-name="Source_20_Text"><text:span text:style-name="T2">}</text:span></text:span></text:p>
      <text:p text:style-name="P34" loext:marker-style-name="T6"><text:span text:style-name="Source_20_Text"><text:span text:style-name="T5">            </text:span></text:span><text:span text:style-name="Source_20_Text"><text:span text:style-name="T2">} </text:span></text:span><text:span text:style-name="Source_20_Text"><text:span text:style-name="T4">else</text:span></text:span><text:span text:style-name="Source_20_Text"><text:span text:style-name="T2"> </text:span></text:span><text:span text:style-name="Source_20_Text"><text:span text:style-name="T4">if</text:span></text:span><text:span text:style-name="Source_20_Text"><text:span text:style-name="T2"> (anzahlInteresentenUpper - ((grundstückx/kleingartenLängex)*(grundstücky/kleingartenLängey)) &lt; 0) {</text:span></text:span></text:p>
      <text:p text:style-name="P34" loext:marker-style-name="T6"><text:span text:style-name="Source_20_Text"><text:span text:style-name="T5">                </text:span></text:span><text:span text:style-name="Source_20_Text"><text:span text:style-name="T4">if</text:span></text:span><text:span text:style-name="Source_20_Text"><text:span text:style-name="T2"> (kleingartenLängex &gt;= kleingartenLängey &amp;&amp; lastStep != 2 &amp;&amp; yStep != -1|| lastStep == 1) {</text:span></text:span></text:p>
      <text:p text:style-name="P34" loext:marker-style-name="T6"><text:span text:style-name="Source_20_Text"><text:span text:style-name="T5">                    </text:span></text:span><text:span text:style-name="Source_20_Text"><text:span text:style-name="T2">kleingartenLängey = kleingartenLängey + (kleingartenLängey/((grundstücky/kleingartenLängey)-1));</text:span></text:span></text:p>
      <text:p text:style-name="P34" loext:marker-style-name="T6"><text:span text:style-name="Source_20_Text"><text:span text:style-name="T5">                    </text:span></text:span><text:span text:style-name="Source_20_Text"><text:span text:style-name="T2">lastStep = 3;</text:span></text:span></text:p>
      <text:p text:style-name="P34" loext:marker-style-name="T6"><text:span text:style-name="Source_20_Text"><text:span text:style-name="T5">                    </text:span></text:span><text:span text:style-name="Source_20_Text"><text:span text:style-name="T2">yStep = 1;</text:span></text:span></text:p>
      <text:p text:style-name="P34" loext:marker-style-name="T6"><text:span text:style-name="Source_20_Text"><text:span text:style-name="T5">                </text:span></text:span><text:span text:style-name="Source_20_Text"><text:span text:style-name="T2">} </text:span></text:span><text:span text:style-name="Source_20_Text"><text:span text:style-name="T4">else</text:span></text:span><text:span text:style-name="Source_20_Text"><text:span text:style-name="T2"> </text:span></text:span><text:span text:style-name="Source_20_Text"><text:span text:style-name="T4">if</text:span></text:span><text:span text:style-name="Source_20_Text"><text:span text:style-name="T2"> (kleingartenLängex &lt;= kleingartenLängey &amp;&amp; lastStep != 1 &amp;&amp; xStep != -1|| lastStep == 2) {</text:span></text:span></text:p>
      <text:p text:style-name="P34" loext:marker-style-name="T6"><text:span text:style-name="Source_20_Text"><text:span text:style-name="T5">                    </text:span></text:span><text:span text:style-name="Source_20_Text"><text:span text:style-name="T2">kleingartenLängex = kleingartenLängex + (kleingartenLängex/((grundstückx/kleingartenLängex)-1));</text:span></text:span></text:p>
      <text:p text:style-name="P34" loext:marker-style-name="T6"><text:span text:style-name="Source_20_Text"><text:span text:style-name="T5">                    </text:span></text:span><text:span text:style-name="Source_20_Text"><text:span text:style-name="T2">lastStep = 4;</text:span></text:span></text:p>
      <text:p text:style-name="P34" loext:marker-style-name="T6"><text:span text:style-name="Source_20_Text"><text:span text:style-name="T5">                    </text:span></text:span><text:span text:style-name="Source_20_Text"><text:span text:style-name="T2">xStep = 1;</text:span></text:span></text:p>
      <text:p text:style-name="P34" loext:marker-style-name="T6"><text:span text:style-name="Source_20_Text"><text:span text:style-name="T5">                </text:span></text:span><text:span text:style-name="Source_20_Text"><text:span text:style-name="T2">} </text:span></text:span><text:span text:style-name="Source_20_Text"><text:span text:style-name="T4">else</text:span></text:span><text:span text:style-name="Source_20_Text"><text:span text:style-name="T2"> </text:span></text:span><text:span text:style-name="Source_20_Text"><text:span text:style-name="T4">if</text:span></text:span><text:span text:style-name="Source_20_Text"><text:span text:style-name="T2"> (grundstückx/kleingartenLängex &gt; grundstücky/kleingartenLängey){</text:span></text:span></text:p>
      <text:p text:style-name="P34" loext:marker-style-name="T6"><text:span text:style-name="Source_20_Text"><text:span text:style-name="T5">                    </text:span></text:span><text:span text:style-name="Source_20_Text"><text:span text:style-name="T2">kleingartenLängex = kleingartenLängex + (kleingartenLängex/((grundstückx/kleingartenLängex)-1));</text:span></text:span></text:p>
      <text:p text:style-name="P34" loext:marker-style-name="T6"><text:span text:style-name="Source_20_Text"><text:span text:style-name="T5">                    </text:span></text:span><text:span text:style-name="Source_20_Text"><text:span text:style-name="T2">lastStep = 4;</text:span></text:span></text:p>
      <text:p text:style-name="P34" loext:marker-style-name="T6"><text:span text:style-name="Source_20_Text"><text:span text:style-name="T5">                    </text:span></text:span><text:span text:style-name="Source_20_Text"><text:span text:style-name="T2">xStep = 1;</text:span></text:span></text:p>
      <text:p text:style-name="P34" loext:marker-style-name="T6"><text:span text:style-name="Source_20_Text"><text:span text:style-name="T5">                </text:span></text:span><text:span text:style-name="Source_20_Text"><text:span text:style-name="T2">} </text:span></text:span><text:span text:style-name="Source_20_Text"><text:span text:style-name="T4">else</text:span></text:span><text:span text:style-name="Source_20_Text"><text:span text:style-name="T2"> </text:span></text:span><text:span text:style-name="Source_20_Text"><text:span text:style-name="T4">if</text:span></text:span><text:span text:style-name="Source_20_Text"><text:span text:style-name="T2"> (grundstückx/kleingartenLängex &lt; grundstücky/kleingartenLängey){</text:span></text:span></text:p>
      <text:p text:style-name="P34" loext:marker-style-name="T6"><text:span text:style-name="Source_20_Text"><text:span text:style-name="T5">                    </text:span></text:span><text:span text:style-name="Source_20_Text"><text:span text:style-name="T2">kleingartenLängey = kleingartenLängey + (kleingartenLängey/((grundstücky/kleingartenLängey)-1));</text:span></text:span></text:p>
      <text:p text:style-name="P34" loext:marker-style-name="T6"><text:span text:style-name="Source_20_Text"><text:span text:style-name="T5">                    </text:span></text:span><text:span text:style-name="Source_20_Text"><text:span text:style-name="T2">lastStep = 3;</text:span></text:span></text:p>
      <text:p text:style-name="P34" loext:marker-style-name="T6"><text:span text:style-name="Source_20_Text"><text:span text:style-name="T5">                    </text:span></text:span><text:span text:style-name="Source_20_Text"><text:span text:style-name="T2">yStep = 1;</text:span></text:span></text:p>
      <text:p text:style-name="P34" loext:marker-style-name="T6"><text:span text:style-name="Source_20_Text"><text:span text:style-name="T5">                </text:span></text:span><text:span text:style-name="Source_20_Text"><text:span text:style-name="T2">}</text:span></text:span></text:p>
      <text:p text:style-name="P34" loext:marker-style-name="T6"><text:span text:style-name="Source_20_Text"><text:span text:style-name="T5">            </text:span></text:span><text:span text:style-name="Source_20_Text"><text:span text:style-name="T2">}</text:span></text:span></text:p>
      <text:p text:style-name="P34" loext:marker-style-name="T6"><text:span text:style-name="Source_20_Text"><text:span text:style-name="T5">        </text:span></text:span><text:span text:style-name="Source_20_Text"><text:span text:style-name="T2">}</text:span></text:span></text:p>
      <text:p text:style-name="P33" loext:marker-style-name="T6"><text:span text:style-name="Source_20_Text"><text:span text:style-name="T5"/></text:span></text:p>
      <text:p text:style-name="P34" loext:marker-style-name="T6"><text:span text:style-name="Source_20_Text"><text:span text:style-name="T5">        </text:span></text:span><text:span text:style-name="Source_20_Text"><text:span text:style-name="T2">System.out.println("Jeder Kleingarten hat eine Breite von " + kleingartenLängex +"m und eine Länge von " + kleingartenLängey + "m.");</text:span></text:span></text:p>
      <text:p text:style-name="P34" loext:marker-style-name="T6"><text:soft-page-break/><text:span text:style-name="Source_20_Text"><text:span text:style-name="T5">        </text:span></text:span><text:span text:style-name="Source_20_Text"><text:span text:style-name="T2">System.out.println("Dies sorgt für eine Abweichung der Kanten vom perfekten Quadrat von: " + (kleingartenLängex - kleingartenLängey) + "m (" + abweichung(kleingartenLängex, kleingartenLängey) + " Prozent)");</text:span></text:span></text:p>
      <text:p text:style-name="P34" loext:marker-style-name="T6"><text:span text:style-name="Source_20_Text"><text:span text:style-name="T5">        </text:span></text:span><text:span text:style-name="Source_20_Text"><text:span text:style-name="T2">System.out.println("Insgesamt gibt es " + Math.floor((grundstückx/kleingartenLängex)*(grundstücky/kleingartenLängey)) + " Kleingärten.");</text:span></text:span></text:p>
      <text:p text:style-name="P34" loext:marker-style-name="T6"><text:span text:style-name="Source_20_Text"><text:span text:style-name="T5">        </text:span></text:span><text:span text:style-name="Source_20_Text"><text:span text:style-name="T2">System.out.println("Dies sind " + Math.floor((((grundstückx/kleingartenLängex)*(grundstücky/kleingartenLängey))- anzahlInteresenten)) + " mehr als es Interessenten gibt.(" + String.format("%.5f", ((grundstückx/kleingartenLängex)*(grundstücky/kleingartenLängey)/(anzahlInteresenten/100.0f))-100) + " Prozent)");</text:span></text:span></text:p>
      <text:p text:style-name="P33" loext:marker-style-name="T6"><text:span text:style-name="Source_20_Text"><text:span text:style-name="T5"/></text:span></text:p>
      <text:p text:style-name="P34" loext:marker-style-name="T6"><text:span text:style-name="Source_20_Text"><text:span text:style-name="T5">        </text:span></text:span><text:span text:style-name="Source_20_Text"><text:span text:style-name="T2">kontröler(grundstückx, grundstücky, kleingartenLängex, kleingartenLängey);</text:span></text:span></text:p>
      <text:p text:style-name="P34" loext:marker-style-name="T6"><text:span text:style-name="Source_20_Text"><text:span text:style-name="T5">    </text:span></text:span><text:span text:style-name="Source_20_Text"><text:span text:style-name="T2">}</text:span></text:span></text:p>
      <text:p text:style-name="P33" loext:marker-style-name="T6"><text:span text:style-name="Source_20_Text"><text:span text:style-name="T5"/></text:span></text:p>
      <text:p text:style-name="P34" loext:marker-style-name="T6"><text:span text:style-name="Source_20_Text"><text:span text:style-name="T5">    </text:span></text:span><text:span text:style-name="Source_20_Text"><text:span text:style-name="T4">private</text:span></text:span><text:span text:style-name="Source_20_Text"><text:span text:style-name="T2"> </text:span></text:span><text:span text:style-name="Source_20_Text"><text:span text:style-name="T4">static</text:span></text:span><text:span text:style-name="Source_20_Text"><text:span text:style-name="T2"> double abweichung(double </text:span></text:span><text:span text:style-name="Source_20_Text"><text:span text:style-name="T4">kleingartenLängex</text:span></text:span><text:span text:style-name="Source_20_Text"><text:span text:style-name="T2">, double </text:span></text:span><text:span text:style-name="Source_20_Text"><text:span text:style-name="T4">kleingartenLängey</text:span></text:span><text:span text:style-name="Source_20_Text"><text:span text:style-name="T2">){</text:span></text:span></text:p>
      <text:p text:style-name="P34" loext:marker-style-name="T6"><text:span text:style-name="Source_20_Text"><text:span text:style-name="T5">        </text:span></text:span><text:span text:style-name="Source_20_Text"><text:span text:style-name="T2">double proAbweichung = 0;</text:span></text:span></text:p>
      <text:p text:style-name="P33" loext:marker-style-name="T6"><text:span text:style-name="Source_20_Text"><text:span text:style-name="T5"/></text:span></text:p>
      <text:p text:style-name="P34" loext:marker-style-name="T6"><text:span text:style-name="Source_20_Text"><text:span text:style-name="T5">        </text:span></text:span><text:span text:style-name="Source_20_Text"><text:span text:style-name="T2">proAbweichung = ((</text:span></text:span><text:span text:style-name="Source_20_Text"><text:span text:style-name="T4">kleingartenLängex</text:span></text:span><text:span text:style-name="Source_20_Text"><text:span text:style-name="T2"> - </text:span></text:span><text:span text:style-name="Source_20_Text"><text:span text:style-name="T4">kleingartenLängey</text:span></text:span><text:span text:style-name="Source_20_Text"><text:span text:style-name="T2">) / Math.max(</text:span></text:span><text:span text:style-name="Source_20_Text"><text:span text:style-name="T4">kleingartenLängey</text:span></text:span><text:span text:style-name="Source_20_Text"><text:span text:style-name="T2">, </text:span></text:span><text:span text:style-name="Source_20_Text"><text:span text:style-name="T4">kleingartenLängex</text:span></text:span><text:span text:style-name="Source_20_Text"><text:span text:style-name="T2">)) * 100;</text:span></text:span></text:p>
      <text:p text:style-name="P33" loext:marker-style-name="T6"><text:span text:style-name="Source_20_Text"><text:span text:style-name="T5"/></text:span></text:p>
      <text:p text:style-name="P34" loext:marker-style-name="T6"><text:span text:style-name="Source_20_Text"><text:span text:style-name="T5">        </text:span></text:span><text:span text:style-name="Source_20_Text"><text:span text:style-name="T4">return</text:span></text:span><text:span text:style-name="Source_20_Text"><text:span text:style-name="T2"> proAbweichung;</text:span></text:span></text:p>
      <text:p text:style-name="P33" loext:marker-style-name="T6"><text:span text:style-name="Source_20_Text"><text:span text:style-name="T5">    </text:span></text:span><text:span text:style-name="Source_20_Text"><text:span text:style-name="T2">}</text:span></text:span></text:p>
      <text:p text:style-name="P34" loext:marker-style-name="T6"><text:span text:style-name="Source_20_Text"><text:span text:style-name="T5">    </text:span></text:span><text:span text:style-name="Source_20_Text"><text:span text:style-name="T4">private</text:span></text:span><text:span text:style-name="Source_20_Text"><text:span text:style-name="T2"> </text:span></text:span><text:span text:style-name="Source_20_Text"><text:span text:style-name="T4">static</text:span></text:span><text:span text:style-name="Source_20_Text"><text:span text:style-name="T2"> void kontröler(int </text:span></text:span><text:span text:style-name="Source_20_Text"><text:span text:style-name="T4">grundstückx</text:span></text:span><text:span text:style-name="Source_20_Text"><text:span text:style-name="T2">, int </text:span></text:span><text:span text:style-name="Source_20_Text"><text:span text:style-name="T4">grundstücky</text:span></text:span><text:span text:style-name="Source_20_Text"><text:span text:style-name="T2">, double </text:span></text:span><text:span text:style-name="Source_20_Text"><text:span text:style-name="T4">kleingartenLängex</text:span></text:span><text:span text:style-name="Source_20_Text"><text:span text:style-name="T2">, double </text:span></text:span><text:span text:style-name="Source_20_Text"><text:span text:style-name="T4">kleingartenLängey</text:span></text:span><text:span text:style-name="Source_20_Text"><text:span text:style-name="T2">){ </text:span></text:span></text:p>
      <text:p text:style-name="P34" loext:marker-style-name="T6"><text:span text:style-name="Source_20_Text"><text:span text:style-name="T5">            </text:span></text:span><text:span text:style-name="Source_20_Text"><text:span text:style-name="T4">if</text:span></text:span><text:span text:style-name="Source_20_Text"><text:span text:style-name="T2"> ((</text:span></text:span><text:span text:style-name="Source_20_Text"><text:span text:style-name="T4">grundstückx</text:span></text:span><text:span text:style-name="Source_20_Text"><text:span text:style-name="T2">/</text:span></text:span><text:span text:style-name="Source_20_Text"><text:span text:style-name="T4">kleingartenLängex</text:span></text:span><text:span text:style-name="Source_20_Text"><text:span text:style-name="T2">) - (int) (</text:span></text:span><text:span text:style-name="Source_20_Text"><text:span text:style-name="T4">grundstückx</text:span></text:span><text:span text:style-name="Source_20_Text"><text:span text:style-name="T2">/</text:span></text:span><text:span text:style-name="Source_20_Text"><text:span text:style-name="T4">kleingartenLängex</text:span></text:span><text:span text:style-name="Source_20_Text"><text:span text:style-name="T2">) &gt; 0){</text:span></text:span></text:p>
      <text:p text:style-name="P34" loext:marker-style-name="T6"><text:span text:style-name="Source_20_Text"><text:span text:style-name="T5">                </text:span></text:span><text:span text:style-name="Source_20_Text"><text:span text:style-name="T2">System.err.println("Die Aufteilung der x Achse ist um " + String.format("%.20f", (((</text:span></text:span><text:span text:style-name="Source_20_Text"><text:span text:style-name="T4">grundstückx</text:span></text:span><text:span text:style-name="Source_20_Text"><text:span text:style-name="T2"> / </text:span></text:span><text:span text:style-name="Source_20_Text"><text:span text:style-name="T4">kleingartenLängex</text:span></text:span><text:span text:style-name="Source_20_Text"><text:span text:style-name="T2">) - (int) (</text:span></text:span><text:span text:style-name="Source_20_Text"><text:span text:style-name="T4">grundstückx</text:span></text:span><text:span text:style-name="Source_20_Text"><text:span text:style-name="T2"> / </text:span></text:span><text:span text:style-name="Source_20_Text"><text:span text:style-name="T4">kleingartenLängex</text:span></text:span><text:span text:style-name="Source_20_Text"><text:span text:style-name="T2">))*</text:span></text:span><text:span text:style-name="Source_20_Text"><text:span text:style-name="T4">kleingartenLängex</text:span></text:span><text:span text:style-name="Source_20_Text"><text:span text:style-name="T2">)) + "m ungenau.");</text:span></text:span></text:p>
      <text:p text:style-name="P34" loext:marker-style-name="T6"><text:span text:style-name="Source_20_Text"><text:span text:style-name="T5">                </text:span></text:span><text:span text:style-name="Source_20_Text"><text:span text:style-name="T2">System.err.println("Es bleiben auf der X Achse also am Nach der Aufteilung der Kleingärten " + String.format("%.20f", (((</text:span></text:span><text:span text:style-name="Source_20_Text"><text:span text:style-name="T4">grundstückx</text:span></text:span><text:span text:style-name="Source_20_Text"><text:span text:style-name="T2"> / </text:span></text:span><text:span text:style-name="Source_20_Text"><text:span text:style-name="T4">kleingartenLängex</text:span></text:span><text:span text:style-name="Source_20_Text"><text:span text:style-name="T2">) - (int) (</text:span></text:span><text:span text:style-name="Source_20_Text"><text:span text:style-name="T4">grundstückx</text:span></text:span><text:span text:style-name="Source_20_Text"><text:span text:style-name="T2"> / </text:span></text:span><text:span text:style-name="Source_20_Text"><text:span text:style-name="T4">kleingartenLängex</text:span></text:span><text:span text:style-name="Source_20_Text"><text:span text:style-name="T2">))*</text:span></text:span><text:span text:style-name="Source_20_Text"><text:span text:style-name="T4">kleingartenLängex</text:span></text:span><text:span text:style-name="Source_20_Text"><text:span text:style-name="T2">)) + "m an Land übrig.");</text:span></text:span></text:p>
      <text:p text:style-name="P34" loext:marker-style-name="T6"><text:span text:style-name="Source_20_Text"><text:span text:style-name="T5">                </text:span></text:span><text:span text:style-name="Source_20_Text"><text:span text:style-name="T2">System.err.println("Dies ist auf die Kleingärten runtergerechnet eine Messungenauigkeit von : " + </text:span></text:span></text:p>
      <text:p text:style-name="P34" loext:marker-style-name="T6"><text:span text:style-name="Source_20_Text"><text:span text:style-name="T5">                </text:span></text:span><text:span text:style-name="Source_20_Text"><text:span text:style-name="T2">String.format("%.20f", </text:span></text:span></text:p>
      <text:p text:style-name="P34" loext:marker-style-name="T6"><text:span text:style-name="Source_20_Text"><text:span text:style-name="T5">                </text:span></text:span><text:span text:style-name="Source_20_Text"><text:span text:style-name="T2">((((</text:span></text:span><text:span text:style-name="Source_20_Text"><text:span text:style-name="T4">grundstückx</text:span></text:span><text:span text:style-name="Source_20_Text"><text:span text:style-name="T2"> / </text:span></text:span><text:span text:style-name="Source_20_Text"><text:span text:style-name="T4">kleingartenLängex</text:span></text:span><text:span text:style-name="Source_20_Text"><text:span text:style-name="T2">) - (int) (</text:span></text:span><text:span text:style-name="Source_20_Text"><text:span text:style-name="T4">grundstückx</text:span></text:span><text:span text:style-name="Source_20_Text"><text:span text:style-name="T2"> / </text:span></text:span><text:span text:style-name="Source_20_Text"><text:span text:style-name="T4">kleingartenLängex</text:span></text:span><text:span text:style-name="Source_20_Text"><text:span text:style-name="T2">)) * </text:span></text:span><text:span text:style-name="Source_20_Text"><text:span text:style-name="T4">kleingartenLängex</text:span></text:span><text:span text:style-name="Source_20_Text"><text:span text:style-name="T2">) / </text:span></text:span></text:p>
      <text:p text:style-name="P34" loext:marker-style-name="T6"><text:span text:style-name="Source_20_Text"><text:span text:style-name="T5">                </text:span></text:span><text:span text:style-name="Source_20_Text"><text:span text:style-name="T2">(</text:span></text:span><text:span text:style-name="Source_20_Text"><text:span text:style-name="T4">grundstückx</text:span></text:span><text:span text:style-name="Source_20_Text"><text:span text:style-name="T2"> / </text:span></text:span><text:span text:style-name="Source_20_Text"><text:span text:style-name="T4">kleingartenLängex</text:span></text:span><text:span text:style-name="Source_20_Text"><text:span text:style-name="T2">)) * 100) + "cm");</text:span></text:span></text:p>
      <text:p text:style-name="P34" loext:marker-style-name="T6"><text:span text:style-name="Source_20_Text"><text:span text:style-name="T5">            </text:span></text:span><text:span text:style-name="Source_20_Text"><text:span text:style-name="T2">} </text:span></text:span></text:p>
      <text:p text:style-name="P34" loext:marker-style-name="T6"><text:span text:style-name="Source_20_Text"><text:span text:style-name="T5">            </text:span></text:span><text:span text:style-name="Source_20_Text"><text:span text:style-name="T4">if</text:span></text:span><text:span text:style-name="Source_20_Text"><text:span text:style-name="T2"> ((</text:span></text:span><text:span text:style-name="Source_20_Text"><text:span text:style-name="T4">grundstücky</text:span></text:span><text:span text:style-name="Source_20_Text"><text:span text:style-name="T2">/</text:span></text:span><text:span text:style-name="Source_20_Text"><text:span text:style-name="T4">kleingartenLängey</text:span></text:span><text:span text:style-name="Source_20_Text"><text:span text:style-name="T2">) - (int) (</text:span></text:span><text:span text:style-name="Source_20_Text"><text:span text:style-name="T4">grundstücky</text:span></text:span><text:span text:style-name="Source_20_Text"><text:span text:style-name="T2">/</text:span></text:span><text:span text:style-name="Source_20_Text"><text:span text:style-name="T4">kleingartenLängey</text:span></text:span><text:span text:style-name="Source_20_Text"><text:span text:style-name="T2">) &gt; 0){</text:span></text:span></text:p>
      <text:p text:style-name="P34" loext:marker-style-name="T6"><text:span text:style-name="Source_20_Text"><text:span text:style-name="T5">                </text:span></text:span><text:span text:style-name="Source_20_Text"><text:span text:style-name="T2">System.err.println("Die Aufteilung der y Achse ist um " + String.format("%.20f", (((</text:span></text:span><text:span text:style-name="Source_20_Text"><text:span text:style-name="T4">grundstücky</text:span></text:span><text:span text:style-name="Source_20_Text"><text:span text:style-name="T2"> / </text:span></text:span><text:span text:style-name="Source_20_Text"><text:span text:style-name="T4">kleingartenLängey</text:span></text:span><text:span text:style-name="Source_20_Text"><text:span text:style-name="T2">) - (int) (</text:span></text:span><text:span text:style-name="Source_20_Text"><text:span text:style-name="T4">grundstücky</text:span></text:span><text:span text:style-name="Source_20_Text"><text:span text:style-name="T2"> / </text:span></text:span><text:span text:style-name="Source_20_Text"><text:span text:style-name="T4">kleingartenLängey</text:span></text:span><text:span text:style-name="Source_20_Text"><text:span text:style-name="T2">))*</text:span></text:span><text:span text:style-name="Source_20_Text"><text:span text:style-name="T4">kleingartenLängey</text:span></text:span><text:span text:style-name="Source_20_Text"><text:span text:style-name="T2">)) + "m ungenau.");</text:span></text:span></text:p>
      <text:p text:style-name="P34" loext:marker-style-name="T6"><text:span text:style-name="Source_20_Text"><text:span text:style-name="T5">                </text:span></text:span><text:span text:style-name="Source_20_Text"><text:span text:style-name="T2">System.err.println("Es bleiben auf der Y Achse also am Nach der Aufteilung der Kleingärten " + String.format("%.20f", (((</text:span></text:span><text:span text:style-name="Source_20_Text"><text:span text:style-name="T4">grundstücky</text:span></text:span><text:span text:style-name="Source_20_Text"><text:span text:style-name="T2"> / </text:span></text:span><text:span text:style-name="Source_20_Text"><text:span text:style-name="T4">kleingartenLängey</text:span></text:span><text:span text:style-name="Source_20_Text"><text:span text:style-name="T2">) - (int) (</text:span></text:span><text:span text:style-name="Source_20_Text"><text:span text:style-name="T4">grundstücky</text:span></text:span><text:span text:style-name="Source_20_Text"><text:span text:style-name="T2"> / </text:span></text:span><text:span text:style-name="Source_20_Text"><text:span text:style-name="T4">kleingartenLängey</text:span></text:span><text:span text:style-name="Source_20_Text"><text:span text:style-name="T2">))*</text:span></text:span><text:span text:style-name="Source_20_Text"><text:span text:style-name="T4">kleingartenLängex</text:span></text:span><text:span text:style-name="Source_20_Text"><text:span text:style-name="T2">)) + "m an Land übrig.");</text:span></text:span></text:p>
      <text:p text:style-name="P34" loext:marker-style-name="T6"><text:span text:style-name="Source_20_Text"><text:span text:style-name="T5">                </text:span></text:span><text:span text:style-name="Source_20_Text"><text:span text:style-name="T2">System.err.println("Dies ist auf die Kleingärten runtergerechnet eine Messungenauigkeit von : " + </text:span></text:span></text:p>
      <text:p text:style-name="P34" loext:marker-style-name="T6"><text:soft-page-break/><text:span text:style-name="Source_20_Text"><text:span text:style-name="T5">                </text:span></text:span><text:span text:style-name="Source_20_Text"><text:span text:style-name="T2">String.format("%.20f", </text:span></text:span></text:p>
      <text:p text:style-name="P34" loext:marker-style-name="T6"><text:span text:style-name="Source_20_Text"><text:span text:style-name="T5">                </text:span></text:span><text:span text:style-name="Source_20_Text"><text:span text:style-name="T2">((((</text:span></text:span><text:span text:style-name="Source_20_Text"><text:span text:style-name="T4">grundstücky</text:span></text:span><text:span text:style-name="Source_20_Text"><text:span text:style-name="T2"> / </text:span></text:span><text:span text:style-name="Source_20_Text"><text:span text:style-name="T4">kleingartenLängey</text:span></text:span><text:span text:style-name="Source_20_Text"><text:span text:style-name="T2">) - (int) (</text:span></text:span><text:span text:style-name="Source_20_Text"><text:span text:style-name="T4">grundstücky</text:span></text:span><text:span text:style-name="Source_20_Text"><text:span text:style-name="T2"> / </text:span></text:span><text:span text:style-name="Source_20_Text"><text:span text:style-name="T4">kleingartenLängey</text:span></text:span><text:span text:style-name="Source_20_Text"><text:span text:style-name="T2">)) * </text:span></text:span><text:span text:style-name="Source_20_Text"><text:span text:style-name="T4">kleingartenLängey</text:span></text:span><text:span text:style-name="Source_20_Text"><text:span text:style-name="T2">) / </text:span></text:span></text:p>
      <text:p text:style-name="P34" loext:marker-style-name="T6"><text:span text:style-name="Source_20_Text"><text:span text:style-name="T5">                </text:span></text:span><text:span text:style-name="Source_20_Text"><text:span text:style-name="T2">(</text:span></text:span><text:span text:style-name="Source_20_Text"><text:span text:style-name="T4">grundstücky</text:span></text:span><text:span text:style-name="Source_20_Text"><text:span text:style-name="T2"> / </text:span></text:span><text:span text:style-name="Source_20_Text"><text:span text:style-name="T4">kleingartenLängey</text:span></text:span><text:span text:style-name="Source_20_Text"><text:span text:style-name="T2">)) * 100) + "cm");</text:span></text:span></text:p>
      <text:p text:style-name="P34" loext:marker-style-name="T6"><text:span text:style-name="Source_20_Text"><text:span text:style-name="T5">            </text:span></text:span><text:span text:style-name="Source_20_Text"><text:span text:style-name="T2">}</text:span></text:span></text:p>
      <text:p text:style-name="P34" loext:marker-style-name="T6"><text:span text:style-name="Source_20_Text"><text:span text:style-name="T5">            </text:span></text:span><text:span text:style-name="Source_20_Text"><text:span text:style-name="T4">if</text:span></text:span><text:span text:style-name="Source_20_Text"><text:span text:style-name="T2"> ((</text:span></text:span><text:span text:style-name="Source_20_Text"><text:span text:style-name="T4">grundstücky</text:span></text:span><text:span text:style-name="Source_20_Text"><text:span text:style-name="T2">/</text:span></text:span><text:span text:style-name="Source_20_Text"><text:span text:style-name="T4">kleingartenLängey</text:span></text:span><text:span text:style-name="Source_20_Text"><text:span text:style-name="T2">) - (int) (</text:span></text:span><text:span text:style-name="Source_20_Text"><text:span text:style-name="T4">grundstücky</text:span></text:span><text:span text:style-name="Source_20_Text"><text:span text:style-name="T2">/</text:span></text:span><text:span text:style-name="Source_20_Text"><text:span text:style-name="T4">kleingartenLängey</text:span></text:span><text:span text:style-name="Source_20_Text"><text:span text:style-name="T2">) &gt; 0 || (</text:span></text:span><text:span text:style-name="Source_20_Text"><text:span text:style-name="T4">grundstückx</text:span></text:span><text:span text:style-name="Source_20_Text"><text:span text:style-name="T2">/</text:span></text:span><text:span text:style-name="Source_20_Text"><text:span text:style-name="T4">kleingartenLängex</text:span></text:span><text:span text:style-name="Source_20_Text"><text:span text:style-name="T2">) - (int) (</text:span></text:span><text:span text:style-name="Source_20_Text"><text:span text:style-name="T4">grundstückx</text:span></text:span><text:span text:style-name="Source_20_Text"><text:span text:style-name="T2">/</text:span></text:span><text:span text:style-name="Source_20_Text"><text:span text:style-name="T4">kleingartenLängex</text:span></text:span><text:span text:style-name="Source_20_Text"><text:span text:style-name="T2">) &gt; 0){</text:span></text:span></text:p>
      <text:p text:style-name="P34" loext:marker-style-name="T6"><text:span text:style-name="Source_20_Text"><text:span text:style-name="T5">            </text:span></text:span><text:span text:style-name="Source_20_Text"><text:span text:style-name="T2">}</text:span></text:span></text:p>
      <text:p text:style-name="P34" loext:marker-style-name="T6"><text:span text:style-name="Source_20_Text"><text:span text:style-name="T5">    </text:span></text:span><text:span text:style-name="Source_20_Text"><text:span text:style-name="T2">}</text:span></text:span></text:p>
      <text:p text:style-name="P36" loext:marker-style-name="T6"><text:span text:style-name="Source_20_Text"><text:span text:style-name="T5">}</text:span></text:span></text:p>
      <text:p text:style-name="P35" loext:marker-style-name="T6"/>
      <text:p text:style-name="Text_20_body" loext:marker-style-name="T6"><text:span text:style-name="Source_20_Text"><text:span text:style-name="T44"/></text:span></text:p>
      <text:h text:style-name="P22" text:outline-level="3" loext:marker-style-name="T6"><text:span text:style-name="Source_20_Text"><text:span text:style-name="T44">EuklidischerAlgorythmus</text:span></text:span></text:h>
      <text:p text:style-name="Standard" loext:marker-style-name="T6"><text:span text:style-name="Source_20_Text"><text:span text:style-name="T5">public class EuklidischerAlgorithmus {</text:span></text:span></text:p>
      <text:p text:style-name="P33" loext:marker-style-name="T6"><text:span text:style-name="Source_20_Text"><text:span text:style-name="T5"/></text:span></text:p>
      <text:p text:style-name="P33" loext:marker-style-name="T6"><text:span text:style-name="Source_20_Text"><text:span text:style-name="T5">    private int euklidischerAlgorithmus(int zahly ,int zahlx){</text:span></text:span></text:p>
      <text:p text:style-name="P33" loext:marker-style-name="T6"><text:span text:style-name="Source_20_Text"><text:span text:style-name="T5">        int ggT = 0;</text:span></text:span></text:p>
      <text:p text:style-name="P33" loext:marker-style-name="T6"><text:span text:style-name="Source_20_Text"><text:span text:style-name="T5">        int a = 0;</text:span></text:span></text:p>
      <text:p text:style-name="P33" loext:marker-style-name="T6"><text:span text:style-name="Source_20_Text"><text:span text:style-name="T5">        int b = 0;</text:span></text:span></text:p>
      <text:p text:style-name="P33" loext:marker-style-name="T6"><text:span text:style-name="Source_20_Text"><text:span text:style-name="T5"/></text:span></text:p>
      <text:p text:style-name="P33" loext:marker-style-name="T6"><text:span text:style-name="Source_20_Text"><text:span text:style-name="T5">        if (zahlx &lt; zahly){</text:span></text:span></text:p>
      <text:p text:style-name="P33" loext:marker-style-name="T6"><text:span text:style-name="Source_20_Text"><text:span text:style-name="T5">            a = zahly;</text:span></text:span></text:p>
      <text:p text:style-name="P33" loext:marker-style-name="T6"><text:span text:style-name="Source_20_Text"><text:span text:style-name="T5">            b = zahlx;</text:span></text:span></text:p>
      <text:p text:style-name="P33" loext:marker-style-name="T6"><text:span text:style-name="Source_20_Text"><text:span text:style-name="T5">        } else{</text:span></text:span></text:p>
      <text:p text:style-name="P33" loext:marker-style-name="T6"><text:span text:style-name="Source_20_Text"><text:span text:style-name="T5">            a = zahlx;</text:span></text:span></text:p>
      <text:p text:style-name="P33" loext:marker-style-name="T6"><text:span text:style-name="Source_20_Text"><text:span text:style-name="T5">            b = zahly;</text:span></text:span></text:p>
      <text:p text:style-name="P33" loext:marker-style-name="T6"><text:span text:style-name="Source_20_Text"><text:span text:style-name="T5">        }</text:span></text:span></text:p>
      <text:p text:style-name="P33" loext:marker-style-name="T6"><text:span text:style-name="Source_20_Text"><text:span text:style-name="T5"/></text:span></text:p>
      <text:p text:style-name="P33" loext:marker-style-name="T6"><text:span text:style-name="Source_20_Text"><text:span text:style-name="T5">        while (b != 0) {</text:span></text:span></text:p>
      <text:p text:style-name="P33" loext:marker-style-name="T6"><text:span text:style-name="Source_20_Text"><text:span text:style-name="T5">            int temp = b;</text:span></text:span></text:p>
      <text:p text:style-name="P33" loext:marker-style-name="T6"><text:span text:style-name="Source_20_Text"><text:span text:style-name="T5">            b = a % b;</text:span></text:span></text:p>
      <text:p text:style-name="P33" loext:marker-style-name="T6"><text:span text:style-name="Source_20_Text"><text:span text:style-name="T5">            a = temp;</text:span></text:span></text:p>
      <text:p text:style-name="P33" loext:marker-style-name="T6"><text:span text:style-name="Source_20_Text"><text:span text:style-name="T5">        }</text:span></text:span></text:p>
      <text:p text:style-name="P33" loext:marker-style-name="T6"><text:span text:style-name="Source_20_Text"><text:span text:style-name="T5">        ggT = a;</text:span></text:span></text:p>
      <text:p text:style-name="P33" loext:marker-style-name="T6"><text:span text:style-name="Source_20_Text"><text:span text:style-name="T5">        return ggT;</text:span></text:span></text:p>
      <text:p text:style-name="P33" loext:marker-style-name="T6"><text:span text:style-name="Source_20_Text"><text:span text:style-name="T5">    }</text:span></text:span></text:p>
      <text:p text:style-name="P33" loext:marker-style-name="T6"><text:span text:style-name="Source_20_Text"><text:span text:style-name="T5"/></text:span></text:p>
      <text:p text:style-name="P33" loext:marker-style-name="T6"><text:span text:style-name="Source_20_Text"><text:span text:style-name="T5">    public int[] gemeinsameTeilerFinden(int zahly, int zahlx) {</text:span></text:span></text:p>
      <text:p text:style-name="P33" loext:marker-style-name="T6"><text:span text:style-name="Source_20_Text"><text:span text:style-name="T5">        ArrayList&lt;Integer&gt; teiler = new ArrayList&lt;&gt;();</text:span></text:span></text:p>
      <text:p text:style-name="P33" loext:marker-style-name="T6"><text:span text:style-name="Source_20_Text"><text:span text:style-name="T5">    </text:span></text:span></text:p>
      <text:p text:style-name="P33" loext:marker-style-name="T6"><text:span text:style-name="Source_20_Text"><text:span text:style-name="T5">        int ggT = this.euklidischerAlgorithmus(zahly, zahlx);</text:span></text:span></text:p>
      <text:p text:style-name="P33" loext:marker-style-name="T6"><text:span text:style-name="Source_20_Text"><text:span text:style-name="T5">        </text:span></text:span></text:p>
      <text:p text:style-name="P33" loext:marker-style-name="T6"><text:span text:style-name="Source_20_Text"><text:span text:style-name="T5">        for (int i = 1; i &lt;= Math.sqrt(ggT); i++) {</text:span></text:span></text:p>
      <text:p text:style-name="P33" loext:marker-style-name="T6"><text:span text:style-name="Source_20_Text"><text:span text:style-name="T5">            if (ggT % i == 0) {</text:span></text:span></text:p>
      <text:p text:style-name="P33" loext:marker-style-name="T6"><text:span text:style-name="Source_20_Text"><text:span text:style-name="T5">                teiler.add(i); </text:span></text:span></text:p>
      <text:p text:style-name="P33" loext:marker-style-name="T6"><text:soft-page-break/><text:span text:style-name="Source_20_Text"><text:span text:style-name="T5">                if (i != ggT / i) {</text:span></text:span></text:p>
      <text:p text:style-name="P33" loext:marker-style-name="T6"><text:span text:style-name="Source_20_Text"><text:span text:style-name="T5">                    teiler.add(ggT / i); </text:span></text:span></text:p>
      <text:p text:style-name="P33" loext:marker-style-name="T6"><text:span text:style-name="Source_20_Text"><text:span text:style-name="T5">                }</text:span></text:span></text:p>
      <text:p text:style-name="P33" loext:marker-style-name="T6"><text:span text:style-name="Source_20_Text"><text:span text:style-name="T5">            }</text:span></text:span></text:p>
      <text:p text:style-name="P33" loext:marker-style-name="T6"><text:span text:style-name="Source_20_Text"><text:span text:style-name="T5">        }</text:span></text:span></text:p>
      <text:p text:style-name="P33" loext:marker-style-name="T6"><text:span text:style-name="Source_20_Text"><text:span text:style-name="T5"/></text:span></text:p>
      <text:p text:style-name="P33" loext:marker-style-name="T6"><text:span text:style-name="Source_20_Text"><text:span text:style-name="T5">        Arrays.sort(returnTeiler);</text:span></text:span></text:p>
      <text:p text:style-name="P33" loext:marker-style-name="T6"><text:span text:style-name="Source_20_Text"><text:span text:style-name="T5">    </text:span></text:span></text:p>
      <text:p text:style-name="P33" loext:marker-style-name="T6"><text:span text:style-name="Source_20_Text"><text:span text:style-name="T5">        return returnTeiler; </text:span></text:span></text:p>
      <text:p text:style-name="P33" loext:marker-style-name="T6"><text:span text:style-name="Source_20_Text"><text:span text:style-name="T5">    }</text:span></text:span></text:p>
      <text:p text:style-name="P33" loext:marker-style-name="T6"><text:span text:style-name="Source_20_Text"><text:span text:style-name="T5">}</text:span></text:span></text:p>
      <text:p text:style-name="Text_20_body" loext:marker-style-name="T6"><text:span text:style-name="Source_20_Text"><text:span text:style-name="T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officeooo:paragraph-rsid="003eaae4"/>
    </style:style>
    <style:style style:name="MT1" style:family="text">
      <style:text-properties style:font-name="Liberation Serif" fo:language="de" fo:country="DE" officeooo:rsid="001090ba"/>
    </style:style>
    <style:style style:name="MT2" style:family="text">
      <style:text-properties style:font-name="Liberation Serif" fo:language="de" fo:country="DE"/>
    </style:style>
    <style:style style:name="MT3" style:family="text">
      <style:text-properties style:font-name="Liberation Serif" fo:language="de" fo:country="DE" officeooo:rsid="003df195"/>
    </style:style>
    <style:style style:name="MT4" style:family="text">
      <style:text-properties style:font-name="Liberation Serif" fo:language="de" fo:country="DE" officeooo:rsid="0030180e"/>
    </style:style>
    <style:style style:name="MT5" style:family="text">
      <style:text-properties style:font-name="Liberation Serif" fo:language="de" fo:country="DE" officeooo:rsid="003cb95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Junioraufgabe</text:span><text:span text:style-name="MT2"> </text:span><text:span text:style-name="MT1">1</text:span><text:span text:style-name="MT2">: </text:span><text:span text:style-name="MT1">Quadratisch,</text:span><text:span text:style-name="MT3"> </text:span><text:span text:style-name="MT1">praktisch, grün<text:tab/><text:tab/><text:tab/><text:tab/><text:tab/>T</text:span><text:span text:style-name="MT4">eam</text:span><text:span text:style-name="MT1">-ID: 0</text:span><text:span text:style-name="MT5">0</text:span><text:span text:style-name="MT1">005</text:span></text:p>
      </style:header>
      <style:footer>
        <text:p text:style-name="Footer"><text:tab/><text:page-number text:select-page="current">14</text:page-number>/<text:page-count>14</text:page-count></text:p>
      </style:footer>
    </style:master-page>
    <style:master-page style:name="First_20_Page" style:display-name="First Page" style:page-layout-name="Mpm2" draw:style-name="Mdp1" style:next-style-name="Standard">
      <style:header>
        <text:p text:style-name="Header"/>
      </style:header>
      <style:footer>
        <text:p text:style-name="Footer"><text:tab/><text:page-number text:select-page="current">1</text:page-number>/<text:page-count>14</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editing-duration>P2DT9H8M57S</meta:editing-duration>
    <meta:editing-cycles>26</meta:editing-cycles>
    <dc:date>2024-11-18T20:23:58.386000000</dc:date>
    <meta:document-statistic meta:table-count="0" meta:image-count="0" meta:object-count="18" meta:page-count="14" meta:paragraph-count="296" meta:word-count="2577" meta:character-count="23727" meta:non-whitespace-character-count="19842"/>
  </office:meta>
</office:document-meta>
</file>

<file path=Object 1/content.xml><?xml version="1.0" encoding="utf-8"?>
<math xmlns="http://www.w3.org/1998/Math/MathML" display="block">
  <semantics>
    <mrow>
      <mi mathvariant="italic">Interessenten</mi>
      <mo stretchy="false">+</mo>
      <mrow>
        <mo fence="true" form="prefix" stretchy="false">(</mo>
        <mrow>
          <mrow>
            <mi mathvariant="italic">Interessenten</mi>
            <mo stretchy="false">÷</mo>
            <mn>100</mn>
            <mo stretchy="false">⋅</mo>
            <mn>10</mn>
          </mrow>
        </mrow>
        <mo fence="true" form="postfix" stretchy="false">)</mo>
      </mrow>
    </mrow>
    <annotation encoding="StarMath 5.0">{ Interessenten + ( Interessenten div 100 cdot 10) }</annotation>
  </semantics>
</math>
</file>

<file path=Object 10/content.xml><?xml version="1.0" encoding="utf-8"?>
<math xmlns="http://www.w3.org/1998/Math/MathML" display="block">
  <semantics>
    <mrow>
      <mi>y</mi>
    </mrow>
    <annotation encoding="StarMath 5.0">y</annotation>
  </semantics>
</math>
</file>

<file path=Object 11/content.xml><?xml version="1.0" encoding="utf-8"?>
<math xmlns="http://www.w3.org/1998/Math/MathML" display="block">
  <semantics>
    <mrow>
      <mi>x</mi>
    </mrow>
    <annotation encoding="StarMath 5.0">x</annotation>
  </semantics>
</math>
</file>

<file path=Object 12/content.xml><?xml version="1.0" encoding="utf-8"?>
<math xmlns="http://www.w3.org/1998/Math/MathML" display="block">
  <semantics>
    <mrow>
      <mi>y</mi>
    </mrow>
    <annotation encoding="StarMath 5.0">y</annotation>
  </semantics>
</math>
</file>

<file path=Object 13/content.xml><?xml version="1.0" encoding="utf-8"?>
<math xmlns="http://www.w3.org/1998/Math/MathML" display="block">
  <semantics>
    <mrow>
      <mi>b</mi>
    </mrow>
    <annotation encoding="StarMath 5.0">b</annotation>
  </semantics>
</math>
</file>

<file path=Object 14/content.xml><?xml version="1.0" encoding="utf-8"?>
<math xmlns="http://www.w3.org/1998/Math/MathML" display="block">
  <semantics>
    <mrow>
      <mi>a</mi>
    </mrow>
    <annotation encoding="StarMath 5.0">a</annotation>
  </semantics>
</math>
</file>

<file path=Object 15/content.xml><?xml version="1.0" encoding="utf-8"?>
<math xmlns="http://www.w3.org/1998/Math/MathML" display="block">
  <semantics>
    <mrow>
      <mi>b</mi>
    </mrow>
    <annotation encoding="StarMath 5.0">b</annotation>
  </semantics>
</math>
</file>

<file path=Object 16/content.xml><?xml version="1.0" encoding="utf-8"?>
<math xmlns="http://www.w3.org/1998/Math/MathML" display="block">
  <semantics>
    <mrow>
      <mi>a</mi>
      <mi mathvariant="italic">mod</mi>
      <mi>b</mi>
    </mrow>
    <annotation encoding="StarMath 5.0">a mod b</annotation>
  </semantics>
</math>
</file>

<file path=Object 17/content.xml><?xml version="1.0" encoding="utf-8"?>
<math xmlns="http://www.w3.org/1998/Math/MathML" display="block">
  <semantics>
    <mrow>
      <mi>a</mi>
    </mrow>
    <annotation encoding="StarMath 5.0">a</annotation>
  </semantics>
</math>
</file>

<file path=Object 18/content.xml><?xml version="1.0" encoding="utf-8"?>
<math xmlns="http://www.w3.org/1998/Math/MathML" display="block">
  <semantics>
    <mrow>
      <mi>b</mi>
    </mrow>
    <annotation encoding="StarMath 5.0">b</annotation>
  </semantics>
</math>
</file>

<file path=Object 2/content.xml><?xml version="1.0" encoding="utf-8"?>
<math xmlns="http://www.w3.org/1998/Math/MathML" display="block">
  <semantics>
    <mrow>
      <msub>
        <mi>x</mi>
        <mi mathvariant="italic">neu</mi>
      </msub>
      <mo stretchy="false">=</mo>
      <mrow>
        <msub>
          <mi>x</mi>
          <mi mathvariant="italic">alt</mi>
        </msub>
        <mo stretchy="false">+</mo>
        <mrow>
          <mo fence="true" form="prefix" stretchy="false">[</mo>
          <mrow>
            <mrow>
              <msub>
                <mi>x</mi>
                <mi mathvariant="italic">alt</mi>
              </msub>
              <mo stretchy="false">÷</mo>
              <mrow>
                <mo fence="true" form="prefix" stretchy="false">(</mo>
                <mrow>
                  <mrow>
                    <mrow>
                      <mo fence="true" form="prefix" stretchy="false">(</mo>
                      <mrow>
                        <mrow>
                          <mi mathvariant="italic">gx</mi>
                          <mo stretchy="false">÷</mo>
                          <msub>
                            <mi>x</mi>
                            <mi mathvariant="italic">alt</mi>
                          </msub>
                        </mrow>
                      </mrow>
                      <mo fence="true" form="postfix" stretchy="false">)</mo>
                    </mrow>
                    <mo stretchy="false">+</mo>
                    <mn>1</mn>
                  </mrow>
                </mrow>
                <mo fence="true" form="postfix" stretchy="false">)</mo>
              </mrow>
            </mrow>
          </mrow>
          <mo fence="true" form="postfix" stretchy="false">]</mo>
        </mrow>
      </mrow>
    </mrow>
    <annotation encoding="StarMath 5.0">x _ neu = x_alt + [ x_alt div ((gx div x_ alt)+1)]</annotation>
  </semantics>
</math>
</file>

<file path=Object 3/content.xml><?xml version="1.0" encoding="utf-8"?>
<math xmlns="http://www.w3.org/1998/Math/MathML" display="block">
  <semantics>
    <mrow>
      <mi>x</mi>
    </mrow>
    <annotation encoding="StarMath 5.0">x</annotation>
  </semantics>
</math>
</file>

<file path=Object 4/content.xml><?xml version="1.0" encoding="utf-8"?>
<math xmlns="http://www.w3.org/1998/Math/MathML" display="block">
  <semantics>
    <mrow>
      <mi>x</mi>
    </mrow>
    <annotation encoding="StarMath 5.0">x</annotation>
  </semantics>
</math>
</file>

<file path=Object 5/content.xml><?xml version="1.0" encoding="utf-8"?>
<math xmlns="http://www.w3.org/1998/Math/MathML" display="block">
  <semantics>
    <mrow>
      <mi>x</mi>
    </mrow>
    <annotation encoding="StarMath 5.0">x</annotation>
  </semantics>
</math>
</file>

<file path=Object 6/content.xml><?xml version="1.0" encoding="utf-8"?>
<math xmlns="http://www.w3.org/1998/Math/MathML" display="block">
  <semantics>
    <mrow>
      <mi>y</mi>
    </mrow>
    <annotation encoding="StarMath 5.0">y</annotation>
  </semantics>
</math>
</file>

<file path=Object 7/content.xml><?xml version="1.0" encoding="utf-8"?>
<math xmlns="http://www.w3.org/1998/Math/MathML" display="block">
  <semantics>
    <mrow>
      <mi>x</mi>
    </mrow>
    <annotation encoding="StarMath 5.0">x</annotation>
  </semantics>
</math>
</file>

<file path=Object 8/content.xml><?xml version="1.0" encoding="utf-8"?>
<math xmlns="http://www.w3.org/1998/Math/MathML" display="block">
  <semantics>
    <mrow>
      <mi>y</mi>
    </mrow>
    <annotation encoding="StarMath 5.0">y</annotation>
  </semantics>
</math>
</file>

<file path=Object 9/content.xml><?xml version="1.0" encoding="utf-8"?>
<math xmlns="http://www.w3.org/1998/Math/MathML" display="block">
  <semantics>
    <mrow>
      <mi>x</mi>
    </mrow>
    <annotation encoding="StarMath 5.0">x</annotation>
  </semantics>
</math>
</file>